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Monaco, 'Lucida Console', 'Liberation Mono', 'DejaVu Sans Mono', 'Bitstream Vera Sans Mono', 'Courier New', monospace, sans-serif"/>
    <style:font-face style:name="inherit" svg:font-family="inherit"/>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993f" officeooo:paragraph-rsid="000d993f"/>
    </style:style>
    <style:style style:name="P2" style:family="paragraph" style:parent-style-name="Standard">
      <style:text-properties officeooo:rsid="000d993f" officeooo:paragraph-rsid="000d9dcc"/>
    </style:style>
    <style:style style:name="P3" style:family="paragraph" style:parent-style-name="Standard">
      <style:text-properties officeooo:rsid="000d9dcc" officeooo:paragraph-rsid="000d9dcc"/>
    </style:style>
    <style:style style:name="P4" style:family="paragraph" style:parent-style-name="Standard">
      <style:text-properties officeooo:rsid="000e6208" officeooo:paragraph-rsid="000e6208"/>
    </style:style>
    <style:style style:name="P5" style:family="paragraph" style:parent-style-name="Standard">
      <style:text-properties officeooo:rsid="00103038" officeooo:paragraph-rsid="00103038"/>
    </style:style>
    <style:style style:name="P6" style:family="paragraph" style:parent-style-name="Standard">
      <style:text-properties officeooo:rsid="00103038" officeooo:paragraph-rsid="000e6208"/>
    </style:style>
    <style:style style:name="P7" style:family="paragraph" style:parent-style-name="Standard">
      <style:text-properties officeooo:rsid="0010f1dc" officeooo:paragraph-rsid="0010f1dc"/>
    </style:style>
    <style:style style:name="P8" style:family="paragraph" style:parent-style-name="Standard">
      <style:text-properties officeooo:rsid="001116e2" officeooo:paragraph-rsid="001116e2"/>
    </style:style>
    <style:style style:name="P9" style:family="paragraph" style:parent-style-name="Standard">
      <style:text-properties officeooo:rsid="001116e2" officeooo:paragraph-rsid="0012653c"/>
    </style:style>
    <style:style style:name="P10" style:family="paragraph" style:parent-style-name="Standard">
      <style:text-properties officeooo:rsid="0012653c" officeooo:paragraph-rsid="0012653c"/>
    </style:style>
    <style:style style:name="P11" style:family="paragraph" style:parent-style-name="Standard">
      <style:text-properties officeooo:rsid="001435e6" officeooo:paragraph-rsid="001435e6"/>
    </style:style>
    <style:style style:name="P12" style:family="paragraph" style:parent-style-name="Standard">
      <style:text-properties officeooo:rsid="0014f7c9" officeooo:paragraph-rsid="0014f7c9"/>
    </style:style>
    <style:style style:name="P13" style:family="paragraph" style:parent-style-name="Standard">
      <style:text-properties officeooo:rsid="0014f7c9" officeooo:paragraph-rsid="00165f1b"/>
    </style:style>
    <style:style style:name="P14" style:family="paragraph" style:parent-style-name="Standard">
      <style:text-properties officeooo:rsid="00169a42" officeooo:paragraph-rsid="00169a42"/>
    </style:style>
    <style:style style:name="P15" style:family="paragraph" style:parent-style-name="Standard">
      <style:text-properties officeooo:rsid="00169a42" officeooo:paragraph-rsid="0016cf67"/>
    </style:style>
    <style:style style:name="P16" style:family="paragraph" style:parent-style-name="Standard">
      <style:text-properties officeooo:rsid="0016cf67" officeooo:paragraph-rsid="0016cf67"/>
    </style:style>
    <style:style style:name="P17" style:family="paragraph" style:parent-style-name="Standard">
      <style:text-properties officeooo:rsid="00182f28" officeooo:paragraph-rsid="00182f28"/>
    </style:style>
    <style:style style:name="P18" style:family="paragraph" style:parent-style-name="Standard">
      <style:text-properties officeooo:rsid="0018a6c0" officeooo:paragraph-rsid="0018a6c0"/>
    </style:style>
    <style:style style:name="P19" style:family="paragraph" style:parent-style-name="Standard">
      <style:text-properties officeooo:rsid="0018a6c0" officeooo:paragraph-rsid="00194b1b"/>
    </style:style>
    <style:style style:name="P20" style:family="paragraph" style:parent-style-name="Standard">
      <style:text-properties officeooo:rsid="001bb437" officeooo:paragraph-rsid="001bb437"/>
    </style:style>
    <style:style style:name="P21" style:family="paragraph" style:parent-style-name="Standard">
      <style:text-properties officeooo:rsid="001ffbdc" officeooo:paragraph-rsid="001ffbdc"/>
    </style:style>
    <style:style style:name="P22" style:family="paragraph" style:parent-style-name="Standard">
      <style:text-properties officeooo:rsid="0020669c" officeooo:paragraph-rsid="0020669c"/>
    </style:style>
    <style:style style:name="P23" style:family="paragraph" style:parent-style-name="Standard">
      <style:text-properties officeooo:rsid="0026d534" officeooo:paragraph-rsid="0026d534"/>
    </style:style>
    <style:style style:name="P24" style:family="paragraph" style:parent-style-name="Standard">
      <style:text-properties officeooo:rsid="00296374" officeooo:paragraph-rsid="00296374"/>
    </style:style>
    <style:style style:name="P25" style:family="paragraph" style:parent-style-name="Standard">
      <style:text-properties officeooo:rsid="002a16c9" officeooo:paragraph-rsid="002a16c9"/>
    </style:style>
    <style:style style:name="P26" style:family="paragraph" style:parent-style-name="Standard">
      <style:text-properties style:text-underline-style="solid" style:text-underline-type="double" style:text-underline-width="auto" style:text-underline-color="font-color" officeooo:rsid="002a16c9" officeooo:paragraph-rsid="002a16c9"/>
    </style:style>
    <style:style style:name="P27" style:family="paragraph" style:parent-style-name="Standard">
      <style:text-properties officeooo:rsid="002a7930" officeooo:paragraph-rsid="002a7930"/>
    </style:style>
    <style:style style:name="P28" style:family="paragraph" style:parent-style-name="Standard">
      <style:text-properties officeooo:rsid="0030e5c4" officeooo:paragraph-rsid="0030e5c4"/>
    </style:style>
    <style:style style:name="P29" style:family="paragraph" style:parent-style-name="Standard">
      <style:text-properties officeooo:rsid="0032df90" officeooo:paragraph-rsid="0032df90"/>
    </style:style>
    <style:style style:name="P30" style:family="paragraph" style:parent-style-name="Standard">
      <style:text-properties officeooo:rsid="0032df90" officeooo:paragraph-rsid="0033e305"/>
    </style:style>
    <style:style style:name="P31" style:family="paragraph" style:parent-style-name="Standard">
      <style:text-properties officeooo:rsid="00358be6" officeooo:paragraph-rsid="00358be6"/>
    </style:style>
    <style:style style:name="P32" style:family="paragraph" style:parent-style-name="Standard">
      <style:text-properties officeooo:rsid="003777a8" officeooo:paragraph-rsid="003777a8"/>
    </style:style>
    <style:style style:name="P33" style:family="paragraph" style:parent-style-name="Standard">
      <style:text-properties officeooo:rsid="00393414" officeooo:paragraph-rsid="00393414"/>
    </style:style>
    <style:style style:name="P34" style:family="paragraph" style:parent-style-name="Standard">
      <style:text-properties officeooo:rsid="003fdc24" officeooo:paragraph-rsid="003fdc24"/>
    </style:style>
    <style:style style:name="P35" style:family="paragraph" style:parent-style-name="Standard">
      <style:text-properties officeooo:rsid="003fdc24" officeooo:paragraph-rsid="0026d534"/>
    </style:style>
    <style:style style:name="P36" style:family="paragraph" style:parent-style-name="Standard">
      <style:text-properties fo:font-weight="bold" officeooo:rsid="003fdc24" officeooo:paragraph-rsid="003fdc24" style:font-weight-asian="bold" style:font-weight-complex="bold"/>
    </style:style>
    <style:style style:name="P37" style:family="paragraph" style:parent-style-name="Standard">
      <style:text-properties fo:font-weight="bold" officeooo:rsid="003fdc24" officeooo:paragraph-rsid="00400294" style:font-weight-asian="bold" style:font-weight-complex="bold"/>
    </style:style>
    <style:style style:name="P38" style:family="paragraph" style:parent-style-name="Standard">
      <style:text-properties fo:font-weight="bold" officeooo:rsid="003fdc24" officeooo:paragraph-rsid="00424ec0" style:font-weight-asian="bold" style:font-weight-complex="bold"/>
    </style:style>
    <style:style style:name="P39" style:family="paragraph" style:parent-style-name="Standard">
      <style:text-properties fo:font-weight="bold" officeooo:rsid="003fdc24" officeooo:paragraph-rsid="0044867a" style:font-weight-asian="bold" style:font-weight-complex="bold"/>
    </style:style>
    <style:style style:name="P40" style:family="paragraph" style:parent-style-name="Standard">
      <style:text-properties fo:font-weight="bold" officeooo:rsid="003fdc24" officeooo:paragraph-rsid="00480455" style:font-weight-asian="bold" style:font-weight-complex="bold"/>
    </style:style>
    <style:style style:name="P41" style:family="paragraph" style:parent-style-name="Standard">
      <style:text-properties fo:font-weight="bold" officeooo:rsid="00400294" officeooo:paragraph-rsid="00400294" style:font-weight-asian="bold" style:font-weight-complex="bold"/>
    </style:style>
    <style:style style:name="P42" style:family="paragraph" style:parent-style-name="Standard">
      <style:text-properties fo:font-weight="bold" officeooo:rsid="00424ec0" officeooo:paragraph-rsid="00424ec0" style:font-weight-asian="bold" style:font-weight-complex="bold"/>
    </style:style>
    <style:style style:name="P43" style:family="paragraph" style:parent-style-name="Standard">
      <style:text-properties fo:font-weight="bold" officeooo:rsid="0044867a" officeooo:paragraph-rsid="0044867a" style:font-weight-asian="bold" style:font-weight-complex="bold"/>
    </style:style>
    <style:style style:name="P44" style:family="paragraph" style:parent-style-name="Standard">
      <style:text-properties fo:font-weight="bold" officeooo:rsid="0045dfb2" officeooo:paragraph-rsid="0045dfb2" style:font-weight-asian="bold" style:font-weight-complex="bold"/>
    </style:style>
    <style:style style:name="P45" style:family="paragraph" style:parent-style-name="Standard">
      <style:text-properties fo:font-weight="bold" officeooo:rsid="001116e2" officeooo:paragraph-rsid="001116e2" style:font-weight-asian="bold" style:font-weight-complex="bold"/>
    </style:style>
    <style:style style:name="P46" style:family="paragraph" style:parent-style-name="Standard">
      <style:text-properties fo:font-weight="bold" officeooo:rsid="001435e6" officeooo:paragraph-rsid="001435e6" style:font-weight-asian="bold" style:font-weight-complex="bold"/>
    </style:style>
    <style:style style:name="P47" style:family="paragraph" style:parent-style-name="Standard">
      <style:text-properties fo:font-weight="bold" officeooo:rsid="0014f7c9" officeooo:paragraph-rsid="0014f7c9" style:font-weight-asian="bold" style:font-weight-complex="bold"/>
    </style:style>
    <style:style style:name="P48" style:family="paragraph" style:parent-style-name="Standard">
      <style:text-properties fo:font-weight="bold" officeooo:rsid="00169a42" officeooo:paragraph-rsid="00169a42" style:font-weight-asian="bold" style:font-weight-complex="bold"/>
    </style:style>
    <style:style style:name="P49" style:family="paragraph" style:parent-style-name="Standard">
      <style:text-properties fo:font-weight="bold" officeooo:rsid="00169a42" officeooo:paragraph-rsid="0016cf67" style:font-weight-asian="bold" style:font-weight-complex="bold"/>
    </style:style>
    <style:style style:name="P50" style:family="paragraph" style:parent-style-name="Standard">
      <style:text-properties fo:font-weight="bold" officeooo:rsid="001bb437" officeooo:paragraph-rsid="001bb437" style:font-weight-asian="bold" style:font-weight-complex="bold"/>
    </style:style>
    <style:style style:name="P51" style:family="paragraph" style:parent-style-name="Standard">
      <style:text-properties fo:font-weight="bold" officeooo:rsid="002a7930" officeooo:paragraph-rsid="002a7930" style:font-weight-asian="bold" style:font-weight-complex="bold"/>
    </style:style>
    <style:style style:name="P52" style:family="paragraph" style:parent-style-name="Standard">
      <style:text-properties fo:font-weight="bold" officeooo:rsid="004865ec" officeooo:paragraph-rsid="004865ec" style:font-weight-asian="bold" style:font-weight-complex="bold"/>
    </style:style>
    <style:style style:name="P53" style:family="paragraph" style:parent-style-name="Standard">
      <style:text-properties fo:font-weight="bold" officeooo:rsid="000d993f" officeooo:paragraph-rsid="000d993f" style:font-weight-asian="bold" style:font-weight-complex="bold"/>
    </style:style>
    <style:style style:name="P54" style:family="paragraph" style:parent-style-name="Standard">
      <style:text-properties officeooo:rsid="0054ef87" officeooo:paragraph-rsid="0054ef87"/>
    </style:style>
    <style:style style:name="P55" style:family="paragraph" style:parent-style-name="Standard">
      <style:text-properties fo:color="#800000" style:font-name="Monospace" fo:font-size="9pt" fo:font-weight="bold" officeooo:rsid="001435e6" officeooo:paragraph-rsid="001435e6" style:font-size-asian="9pt" style:font-weight-asian="bold"/>
    </style:style>
    <style:style style:name="P56" style:family="paragraph" style:parent-style-name="Standard">
      <style:text-properties fo:color="#800000" style:font-name="Monospace" fo:font-size="9pt" fo:font-weight="bold" officeooo:rsid="0030e5c4" officeooo:paragraph-rsid="0030e5c4" style:font-size-asian="9pt" style:font-weight-asian="bold"/>
    </style:style>
    <style:style style:name="P57" style:family="paragraph" style:parent-style-name="Standard">
      <style:text-properties fo:color="#800000" style:font-name="Monospace" fo:font-size="9pt" fo:font-weight="bold" officeooo:rsid="0032df90" officeooo:paragraph-rsid="0032df90" style:font-size-asian="9pt" style:font-weight-asian="bold"/>
    </style:style>
    <style:style style:name="P58" style:family="paragraph" style:parent-style-name="Standard">
      <style:text-properties fo:color="#000000" style:font-name="Monospace" fo:font-size="9pt" officeooo:rsid="0020669c" officeooo:paragraph-rsid="0020669c" style:font-size-asian="9pt"/>
    </style:style>
    <style:style style:name="P59" style:family="paragraph" style:parent-style-name="Standard">
      <style:paragraph-properties fo:margin-left="0cm" fo:margin-right="0cm" fo:text-align="start" style:justify-single-word="false" fo:text-indent="0cm" style:auto-text-indent="false"/>
    </style:style>
    <style:style style:name="P60" style:family="paragraph" style:parent-style-name="Standard">
      <style:paragraph-properties fo:margin-left="0cm" fo:margin-right="0cm" fo:text-align="start" style:justify-single-word="false" fo:text-indent="0cm" style:auto-text-indent="false"/>
      <style:text-properties officeooo:paragraph-rsid="00194b1b"/>
    </style:style>
    <style:style style:name="P61" style:family="paragraph" style:parent-style-name="Standard">
      <style:paragraph-properties fo:margin-left="0cm" fo:margin-right="0cm" fo:text-align="start" style:justify-single-word="false" fo:text-indent="0cm" style:auto-text-indent="false"/>
      <style:text-properties officeooo:paragraph-rsid="001bb437"/>
    </style:style>
    <style:style style:name="P62" style:family="paragraph" style:parent-style-name="Standard">
      <style:paragraph-properties fo:margin-left="0cm" fo:margin-right="0cm" fo:text-align="start" style:justify-single-word="false" fo:text-indent="0cm" style:auto-text-indent="false"/>
      <style:text-properties officeooo:paragraph-rsid="001ea43a"/>
    </style:style>
    <style:style style:name="P63" style:family="paragraph" style:parent-style-name="Standard">
      <style:paragraph-properties fo:margin-left="0cm" fo:margin-right="0cm" fo:text-align="start" style:justify-single-word="false" fo:text-indent="0cm" style:auto-text-indent="false"/>
      <style:text-properties officeooo:paragraph-rsid="001fbf3b"/>
    </style:style>
    <style:style style:name="P64" style:family="paragraph" style:parent-style-name="Standard">
      <style:paragraph-properties fo:margin-left="0cm" fo:margin-right="0cm" fo:text-align="start" style:justify-single-word="false" fo:text-indent="0cm" style:auto-text-indent="false"/>
      <style:text-properties officeooo:rsid="0014f7c9" officeooo:paragraph-rsid="0014f7c9"/>
    </style:style>
    <style:style style:name="P65" style:family="paragraph" style:parent-style-name="Standard">
      <style:paragraph-properties fo:margin-left="0cm" fo:margin-right="0cm" fo:text-align="start" style:justify-single-word="false" fo:text-indent="0cm" style:auto-text-indent="false"/>
      <style:text-properties officeooo:rsid="00194b1b" officeooo:paragraph-rsid="00194b1b"/>
    </style:style>
    <style:style style:name="P66" style:family="paragraph" style:parent-style-name="Standard">
      <style:paragraph-properties fo:margin-left="0cm" fo:margin-right="0cm" fo:text-align="start" style:justify-single-word="false" fo:text-indent="0cm" style:auto-text-indent="false"/>
      <style:text-properties officeooo:rsid="00194b1b" officeooo:paragraph-rsid="005ceab0"/>
    </style:style>
    <style:style style:name="P67" style:family="paragraph" style:parent-style-name="Standard">
      <style:paragraph-properties fo:margin-left="0cm" fo:margin-right="0cm" fo:text-align="start" style:justify-single-word="false" fo:text-indent="0cm" style:auto-text-indent="false"/>
      <style:text-properties officeooo:rsid="0018a6c0" officeooo:paragraph-rsid="00194b1b"/>
    </style:style>
    <style:style style:name="P68" style:family="paragraph" style:parent-style-name="Standard">
      <style:paragraph-properties fo:margin-left="0cm" fo:margin-right="0cm" fo:text-align="start" style:justify-single-word="false" fo:text-indent="0cm" style:auto-text-indent="false"/>
      <style:text-properties style:use-window-font-color="true" fo:font-weight="normal" officeooo:rsid="001aa29a" officeooo:paragraph-rsid="001aa29a" style:font-weight-asian="normal" style:font-weight-complex="normal"/>
    </style:style>
    <style:style style:name="P69" style:family="paragraph" style:parent-style-name="Standard">
      <style:paragraph-properties fo:margin-left="0cm" fo:margin-right="0cm" fo:text-align="start" style:justify-single-word="false" fo:text-indent="0cm" style:auto-text-indent="false"/>
      <style:text-properties style:use-window-font-color="true" fo:font-weight="normal" officeooo:rsid="001adeff" officeooo:paragraph-rsid="001adeff" style:font-weight-asian="normal" style:font-weight-complex="normal"/>
    </style:style>
    <style:style style:name="P70" style:family="paragraph" style:parent-style-name="Standard">
      <style:paragraph-properties fo:margin-left="0cm" fo:margin-right="0cm" fo:text-align="start" style:justify-single-word="false" fo:text-indent="0cm" style:auto-text-indent="false"/>
      <style:text-properties style:use-window-font-color="true" fo:font-weight="normal" officeooo:rsid="001c0c2e" officeooo:paragraph-rsid="001c0c2e" style:font-weight-asian="normal" style:font-weight-complex="normal"/>
    </style:style>
    <style:style style:name="P71" style:family="paragraph" style:parent-style-name="Standard">
      <style:paragraph-properties fo:margin-left="0cm" fo:margin-right="0cm" fo:text-align="start" style:justify-single-word="false" fo:text-indent="0cm" style:auto-text-indent="false"/>
      <style:text-properties style:use-window-font-color="true"/>
    </style:style>
    <style:style style:name="P72" style:family="paragraph" style:parent-style-name="Standard">
      <style:paragraph-properties fo:margin-left="0cm" fo:margin-right="0cm" fo:text-align="start" style:justify-single-word="false" fo:text-indent="0cm" style:auto-text-indent="false"/>
      <style:text-properties style:use-window-font-color="true" style:text-underline-style="none" fo:font-weight="normal" officeooo:rsid="00206e36" officeooo:paragraph-rsid="00206e36" style:font-weight-asian="normal" style:font-weight-complex="normal"/>
    </style:style>
    <style:style style:name="P73" style:family="paragraph" style:parent-style-name="Standard">
      <style:paragraph-properties fo:margin-left="0cm" fo:margin-right="0cm" fo:text-align="start" style:justify-single-word="false" fo:text-indent="0cm" style:auto-text-indent="false"/>
      <style:text-properties style:use-window-font-color="true" fo:font-weight="bold" officeooo:paragraph-rsid="00242819" style:font-weight-asian="bold" style:font-weight-complex="bold"/>
    </style:style>
    <style:style style:name="P74" style:family="paragraph" style:parent-style-name="Standard">
      <style:paragraph-properties fo:margin-left="0cm" fo:margin-right="0cm" fo:text-align="start" style:justify-single-word="false" fo:text-indent="0cm" style:auto-text-indent="false"/>
      <style:text-properties style:use-window-font-color="true" style:font-name="Monospace" fo:font-size="9pt" fo:font-weight="bold" officeooo:rsid="001aa29a" officeooo:paragraph-rsid="001aa29a" style:font-size-asian="9pt" style:font-weight-asian="bold" style:font-weight-complex="bold"/>
    </style:style>
    <style:style style:name="P75" style:family="paragraph" style:parent-style-name="Standard">
      <style:paragraph-properties fo:margin-left="0cm" fo:margin-right="0cm" fo:text-align="start" style:justify-single-word="false" fo:text-indent="0cm" style:auto-text-indent="false"/>
      <style:text-properties style:use-window-font-color="true" style:font-name="Monospace" fo:font-size="9pt" fo:font-weight="bold" officeooo:rsid="001adeff" officeooo:paragraph-rsid="001adeff" style:font-size-asian="9pt" style:font-weight-asian="bold" style:font-weight-complex="bold"/>
    </style:style>
    <style:style style:name="P76" style:family="paragraph" style:parent-style-name="Standard">
      <style:paragraph-properties fo:margin-left="0cm" fo:margin-right="0cm" fo:text-align="start" style:justify-single-word="false" fo:text-indent="0cm" style:auto-text-indent="false"/>
      <style:text-properties style:use-window-font-color="true" style:font-name="Monospace" fo:font-size="9pt" fo:font-weight="normal" officeooo:rsid="001adeff" officeooo:paragraph-rsid="001adeff" style:font-size-asian="9pt" style:font-weight-asian="normal" style:font-weight-complex="normal"/>
    </style:style>
    <style:style style:name="P77" style:family="paragraph" style:parent-style-name="Standard">
      <style:paragraph-properties fo:margin-left="0cm" fo:margin-right="0cm" fo:text-align="start" style:justify-single-word="false" fo:text-indent="0cm" style:auto-text-indent="false"/>
      <style:text-properties style:use-window-font-color="true" style:font-name="Monospace" fo:font-size="9pt" fo:font-weight="normal" officeooo:rsid="001c0c2e" officeooo:paragraph-rsid="00242819" style:font-size-asian="9pt" style:font-weight-asian="normal" style:font-weight-complex="normal"/>
    </style:style>
    <style:style style:name="P78" style:family="paragraph" style:parent-style-name="Standard">
      <style:paragraph-properties fo:margin-left="0cm" fo:margin-right="0cm" fo:text-align="start" style:justify-single-word="false" fo:text-indent="0cm" style:auto-text-indent="false"/>
      <style:text-properties officeooo:rsid="001adeff" officeooo:paragraph-rsid="001bb437"/>
    </style:style>
    <style:style style:name="P79" style:family="paragraph" style:parent-style-name="Standard">
      <style:paragraph-properties fo:margin-left="0cm" fo:margin-right="0cm" fo:text-align="start" style:justify-single-word="false" fo:text-indent="0cm" style:auto-text-indent="false"/>
      <style:text-properties officeooo:rsid="001c0c2e" officeooo:paragraph-rsid="001c0c2e"/>
    </style:style>
    <style:style style:name="P80" style:family="paragraph" style:parent-style-name="Standard">
      <style:paragraph-properties fo:margin-left="0cm" fo:margin-right="0cm" fo:text-align="start" style:justify-single-word="false" fo:text-indent="0cm" style:auto-text-indent="false"/>
      <style:text-properties officeooo:rsid="001c0c2e" officeooo:paragraph-rsid="001fbf3b"/>
    </style:style>
    <style:style style:name="P81" style:family="paragraph" style:parent-style-name="Standard">
      <style:paragraph-properties fo:margin-left="0cm" fo:margin-right="0cm" fo:text-align="start" style:justify-single-word="false" fo:text-indent="0cm" style:auto-text-indent="false"/>
      <style:text-properties style:font-name="Monospace" fo:font-size="9pt" style:font-size-asian="9pt"/>
    </style:style>
    <style:style style:name="P82" style:family="paragraph" style:parent-style-name="Standard">
      <style:paragraph-properties fo:margin-left="0cm" fo:margin-right="0cm" fo:text-align="start" style:justify-single-word="false" fo:text-indent="0cm" style:auto-text-indent="false"/>
      <style:text-properties officeooo:rsid="001ea43a" officeooo:paragraph-rsid="001ea43a"/>
    </style:style>
    <style:style style:name="P83" style:family="paragraph" style:parent-style-name="Standard">
      <style:paragraph-properties fo:margin-left="0cm" fo:margin-right="0cm" fo:text-align="start" style:justify-single-word="false" fo:text-indent="0cm" style:auto-text-indent="false"/>
      <style:text-properties officeooo:rsid="001fbf3b" officeooo:paragraph-rsid="001fbf3b"/>
    </style:style>
    <style:style style:name="P84" style:family="paragraph" style:parent-style-name="Standard">
      <style:paragraph-properties fo:margin-left="0cm" fo:margin-right="0cm" fo:text-align="start" style:justify-single-word="false" fo:text-indent="0cm" style:auto-text-indent="false"/>
      <style:text-properties officeooo:rsid="00206e36" officeooo:paragraph-rsid="00206e36"/>
    </style:style>
    <style:style style:name="P85" style:family="paragraph" style:parent-style-name="Standard">
      <style:paragraph-properties fo:margin-left="0cm" fo:margin-right="0cm" fo:text-align="start" style:justify-single-word="false" fo:text-indent="0cm" style:auto-text-indent="false"/>
      <style:text-properties officeooo:rsid="002299a4" officeooo:paragraph-rsid="002299a4"/>
    </style:style>
    <style:style style:name="P86" style:family="paragraph" style:parent-style-name="Standard">
      <style:paragraph-properties fo:margin-left="0cm" fo:margin-right="0cm" fo:text-align="start" style:justify-single-word="false" fo:text-indent="0cm" style:auto-text-indent="false"/>
      <style:text-properties officeooo:rsid="00358be6"/>
    </style:style>
    <style:style style:name="P87" style:family="paragraph" style:parent-style-name="Standard">
      <style:paragraph-properties fo:margin-left="0cm" fo:margin-right="0cm" fo:text-align="start" style:justify-single-word="false" fo:text-indent="0cm" style:auto-text-indent="false"/>
      <style:text-properties officeooo:rsid="002a7930" officeooo:paragraph-rsid="00393414"/>
    </style:style>
    <style:style style:name="P88" style:family="paragraph" style:parent-style-name="Standard">
      <style:paragraph-properties fo:margin-left="0cm" fo:margin-right="0cm" fo:text-align="start" style:justify-single-word="false" fo:text-indent="0cm" style:auto-text-indent="false"/>
      <style:text-properties fo:font-weight="bold" officeooo:rsid="0014f7c9" officeooo:paragraph-rsid="0014f7c9" style:font-weight-asian="bold" style:font-weight-complex="bold"/>
    </style:style>
    <style:style style:name="P89" style:family="paragraph" style:parent-style-name="Standard">
      <style:paragraph-properties fo:margin-left="0cm" fo:margin-right="0cm" fo:text-align="start" style:justify-single-word="false" fo:text-indent="0cm" style:auto-text-indent="false"/>
      <style:text-properties fo:font-weight="bold" officeooo:rsid="00194b1b" officeooo:paragraph-rsid="00194b1b" style:font-weight-asian="bold" style:font-weight-complex="bold"/>
    </style:style>
    <style:style style:name="P90" style:family="paragraph" style:parent-style-name="Standard">
      <style:paragraph-properties fo:margin-left="0cm" fo:margin-right="0cm" fo:text-align="start" style:justify-single-word="false" fo:text-indent="0cm" style:auto-text-indent="false"/>
      <style:text-properties fo:font-weight="bold" officeooo:rsid="005b726a" officeooo:paragraph-rsid="005b726a" style:font-weight-asian="bold" style:font-weight-complex="bold"/>
    </style:style>
    <style:style style:name="P91" style:family="paragraph" style:parent-style-name="Standard">
      <style:paragraph-properties fo:margin-left="0cm" fo:margin-right="0cm" fo:text-align="start" style:justify-single-word="false" fo:text-indent="0cm" style:auto-text-indent="false"/>
      <style:text-properties fo:font-weight="bold" officeooo:rsid="005ceab0" officeooo:paragraph-rsid="005ceab0" style:font-weight-asian="bold" style:font-weight-complex="bold"/>
    </style:style>
    <style:style style:name="P92"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165f1b" officeooo:paragraph-rsid="00165f1b" style:font-size-asian="9pt" style:font-weight-asian="bold"/>
    </style:style>
    <style:style style:name="P93"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14f7c9" officeooo:paragraph-rsid="0014f7c9" style:font-size-asian="9pt" style:font-weight-asian="bold"/>
    </style:style>
    <style:style style:name="P94"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194b1b" officeooo:paragraph-rsid="00194b1b" style:font-size-asian="9pt" style:font-weight-asian="bold"/>
    </style:style>
    <style:style style:name="P95"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1aa29a" officeooo:paragraph-rsid="001aa29a" style:font-size-asian="9pt" style:font-weight-asian="bold"/>
    </style:style>
    <style:style style:name="P96"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style:font-size-asian="9pt" style:font-weight-asian="bold"/>
    </style:style>
    <style:style style:name="P97"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paragraph-rsid="001ea43a" style:font-size-asian="9pt" style:font-weight-asian="bold"/>
    </style:style>
    <style:style style:name="P98"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paragraph-rsid="001fbf3b" style:font-size-asian="9pt" style:font-weight-asian="bold"/>
    </style:style>
    <style:style style:name="P99"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1ea43a" officeooo:paragraph-rsid="001ea43a" style:font-size-asian="9pt" style:font-weight-asian="bold"/>
    </style:style>
    <style:style style:name="P100"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1fbf3b" officeooo:paragraph-rsid="001fbf3b" style:font-size-asian="9pt" style:font-weight-asian="bold"/>
    </style:style>
    <style:style style:name="P101"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1ceec6" officeooo:paragraph-rsid="001c0c2e" style:font-size-asian="9pt" style:font-weight-asian="bold"/>
    </style:style>
    <style:style style:name="P102"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1c0c2e" officeooo:paragraph-rsid="001c0c2e" style:font-size-asian="9pt" style:font-weight-asian="bold"/>
    </style:style>
    <style:style style:name="P103"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1adeff" officeooo:paragraph-rsid="001bb437" style:font-size-asian="9pt" style:font-weight-asian="bold"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2299a4" officeooo:paragraph-rsid="002299a4" style:font-size-asian="9pt" style:font-weight-asian="bold"/>
    </style:style>
    <style:style style:name="P105"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206e36" officeooo:paragraph-rsid="00206e36" style:font-size-asian="9pt" style:font-weight-asian="bold"/>
    </style:style>
    <style:style style:name="P106"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officeooo:rsid="00393414" officeooo:paragraph-rsid="00393414" style:font-size-asian="9pt" style:font-weight-asian="bold"/>
    </style:style>
    <style:style style:name="P107" style:family="paragraph" style:parent-style-name="Standard">
      <style:paragraph-properties fo:margin-left="0cm" fo:margin-right="0cm" fo:text-align="start" style:justify-single-word="false" fo:text-indent="0cm" style:auto-text-indent="false"/>
      <style:text-properties fo:color="#000000" style:font-name="Monospace" fo:font-size="9pt" officeooo:rsid="001ea43a" officeooo:paragraph-rsid="001ea43a" style:font-size-asian="9pt"/>
    </style:style>
    <style:style style:name="P108" style:family="paragraph" style:parent-style-name="Standard">
      <style:paragraph-properties fo:margin-left="0cm" fo:margin-right="0cm" fo:text-align="start" style:justify-single-word="false" fo:text-indent="0cm" style:auto-text-indent="false"/>
      <style:text-properties fo:color="#000000" style:font-name="Monospace" fo:font-size="9pt" style:font-size-asian="9pt"/>
    </style:style>
    <style:style style:name="P109" style:family="paragraph" style:parent-style-name="Standard">
      <style:paragraph-properties fo:margin-left="0cm" fo:margin-right="0cm" fo:text-align="start" style:justify-single-word="false" fo:text-indent="0cm" style:auto-text-indent="false"/>
      <style:text-properties officeooo:rsid="005b726a" officeooo:paragraph-rsid="005b726a"/>
    </style:style>
    <style:style style:name="P110" style:family="paragraph" style:parent-style-name="Standard">
      <style:paragraph-properties fo:margin-left="0cm" fo:margin-right="0cm" fo:text-align="start" style:justify-single-word="false" fo:text-indent="0cm" style:auto-text-indent="false"/>
      <style:text-properties officeooo:rsid="005ceab0" officeooo:paragraph-rsid="005ceab0"/>
    </style:style>
    <style:style style:name="P111" style:family="paragraph" style:parent-style-name="Standard" style:list-style-name="L1">
      <style:text-properties officeooo:rsid="004865ec" officeooo:paragraph-rsid="004865ec"/>
    </style:style>
    <style:style style:name="P112" style:family="paragraph" style:parent-style-name="Standard">
      <style:text-properties fo:font-weight="bold" officeooo:rsid="003fdc24" officeooo:paragraph-rsid="00400294" style:font-weight-asian="bold" style:font-weight-complex="bold"/>
    </style:style>
    <style:style style:name="P113" style:family="paragraph" style:parent-style-name="Standard">
      <style:paragraph-properties fo:margin-left="0cm" fo:margin-right="0cm" fo:text-align="start" style:justify-single-word="false" fo:text-indent="0cm" style:auto-text-indent="false"/>
      <style:text-properties fo:color="#800000" style:font-name="Monospace" fo:font-size="9pt" fo:font-weight="bold" style:font-size-asian="9pt" style:font-weight-asian="bold"/>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Standard">
      <style:paragraph-properties fo:margin-left="0cm" fo:margin-right="0cm" fo:text-align="start" style:justify-single-word="false" fo:text-indent="0cm" style:auto-text-indent="false"/>
      <style:text-properties style:font-name="Monospace" fo:font-size="9pt" style:font-size-asian="9pt"/>
    </style:style>
    <style:style style:name="P116" style:family="paragraph" style:parent-style-name="Standard">
      <style:paragraph-properties fo:margin-left="0cm" fo:margin-right="0cm" fo:text-align="start" style:justify-single-word="false" fo:text-indent="0cm" style:auto-text-indent="false"/>
      <style:text-properties officeooo:rsid="003fdc24" officeooo:paragraph-rsid="006017c2"/>
    </style:style>
    <style:style style:name="T1" style:family="text">
      <style:text-properties officeooo:rsid="000e6208"/>
    </style:style>
    <style:style style:name="T2" style:family="text">
      <style:text-properties officeooo:rsid="00103038"/>
    </style:style>
    <style:style style:name="T3" style:family="text">
      <style:text-properties officeooo:rsid="0012653c"/>
    </style:style>
    <style:style style:name="T4" style:family="text">
      <style:text-properties officeooo:rsid="0013d319"/>
    </style:style>
    <style:style style:name="T5" style:family="text">
      <style:text-properties fo:color="#800000" style:font-name="Monospace" fo:font-size="9pt" fo:font-weight="bold" style:font-size-asian="9pt" style:font-weight-asian="bold"/>
    </style:style>
    <style:style style:name="T6" style:family="text">
      <style:text-properties fo:color="#800000" style:font-name="Monospace" fo:font-size="9pt" fo:font-weight="bold" officeooo:rsid="0018a6c0" style:font-size-asian="9pt" style:font-weight-asian="bold"/>
    </style:style>
    <style:style style:name="T7" style:family="text">
      <style:text-properties fo:color="#800000" style:font-name="Monospace" fo:font-size="9pt" fo:font-weight="bold" officeooo:rsid="00194b1b" style:font-size-asian="9pt" style:font-weight-asian="bold"/>
    </style:style>
    <style:style style:name="T8" style:family="text">
      <style:text-properties fo:color="#800000" style:font-name="Monospace" fo:font-size="9pt" fo:font-weight="bold" officeooo:rsid="001ceec6" style:font-size-asian="9pt" style:font-weight-asian="bold"/>
    </style:style>
    <style:style style:name="T9" style:family="text">
      <style:text-properties fo:color="#800000" style:font-name="Monospace" fo:font-size="9pt" fo:font-weight="bold" officeooo:rsid="001ea43a" style:font-size-asian="9pt" style:font-weight-asian="bold"/>
    </style:style>
    <style:style style:name="T10" style:family="text">
      <style:text-properties fo:color="#800000" style:font-name="Monospace" fo:font-size="9pt" fo:font-weight="bold" officeooo:rsid="0020c812" style:font-size-asian="9pt" style:font-weight-asian="bold"/>
    </style:style>
    <style:style style:name="T11" style:family="text">
      <style:text-properties fo:color="#800000" style:font-name="Monospace" fo:font-size="9pt" fo:font-weight="bold" officeooo:rsid="002299a4" style:font-size-asian="9pt" style:font-weight-asian="bold"/>
    </style:style>
    <style:style style:name="T12" style:family="text">
      <style:text-properties fo:color="#800000" style:font-name="Monospace" fo:font-size="9pt" fo:font-weight="bold" officeooo:rsid="002b499c" style:font-size-asian="9pt" style:font-weight-asian="bold"/>
    </style:style>
    <style:style style:name="T13" style:family="text">
      <style:text-properties fo:color="#800000" style:font-name="Monospace" fo:font-size="9pt" fo:font-weight="bold" officeooo:rsid="0033e305" style:font-size-asian="9pt" style:font-weight-asian="bold"/>
    </style:style>
    <style:style style:name="T14" style:family="text">
      <style:text-properties fo:color="#800000" style:font-name="Monospace" fo:font-size="9pt" fo:font-weight="bold" officeooo:rsid="0035b967" style:font-size-asian="9pt" style:font-weight-asian="bold"/>
    </style:style>
    <style:style style:name="T15" style:family="text">
      <style:text-properties fo:color="#800000" style:font-name="Monospace" fo:font-size="9pt" fo:font-weight="bold" officeooo:rsid="003759c7" style:font-size-asian="9pt" style:font-weight-asian="bold"/>
    </style:style>
    <style:style style:name="T16" style:family="text">
      <style:text-properties fo:color="#800000" style:font-name="Monospace" fo:font-size="9pt" fo:font-weight="bold" officeooo:rsid="00392d58" style:font-size-asian="9pt" style:font-weight-asian="bold"/>
    </style:style>
    <style:style style:name="T17" style:family="text">
      <style:text-properties fo:color="#800000" style:font-name="Monospace" fo:font-size="9pt" fo:font-weight="bold" officeooo:rsid="003d4c51" style:font-size-asian="9pt" style:font-weight-asian="bold"/>
    </style:style>
    <style:style style:name="T18" style:family="text">
      <style:text-properties fo:color="#800000" style:font-name="Monospace" fo:font-size="9pt" fo:font-weight="bold" style:font-size-asian="9pt" style:font-weight-asian="bold"/>
    </style:style>
    <style:style style:name="T19" style:family="text">
      <style:text-properties fo:color="#800000" style:font-name="Monospace" fo:font-size="9pt" style:font-size-asian="9pt"/>
    </style:style>
    <style:style style:name="T20" style:family="text">
      <style:text-properties fo:color="#000000" style:font-name="Monospace" fo:font-size="9pt" style:font-size-asian="9pt"/>
    </style:style>
    <style:style style:name="T21" style:family="text">
      <style:text-properties fo:color="#000000" style:font-name="Monospace" fo:font-size="9pt" officeooo:rsid="00165f1b" style:font-size-asian="9pt"/>
    </style:style>
    <style:style style:name="T22" style:family="text">
      <style:text-properties fo:color="#000000" style:font-name="Monospace" fo:font-size="9pt" officeooo:rsid="00194b1b" style:font-size-asian="9pt"/>
    </style:style>
    <style:style style:name="T23" style:family="text">
      <style:text-properties fo:color="#000000" style:font-name="Monospace" fo:font-size="9pt" officeooo:rsid="001bb437" style:font-size-asian="9pt"/>
    </style:style>
    <style:style style:name="T24" style:family="text">
      <style:text-properties fo:color="#000000" style:font-name="Monospace" fo:font-size="9pt" officeooo:rsid="0020669c" style:font-size-asian="9pt"/>
    </style:style>
    <style:style style:name="T25" style:family="text">
      <style:text-properties fo:color="#000000" style:font-name="Monospace" fo:font-size="9pt" officeooo:rsid="005b726a" style:font-size-asian="9pt"/>
    </style:style>
    <style:style style:name="T26" style:family="text">
      <style:text-properties fo:color="#000000" style:font-name="Monospace" fo:font-size="9pt" officeooo:rsid="005dde1e" style:font-size-asian="9pt"/>
    </style:style>
    <style:style style:name="T27" style:family="text">
      <style:text-properties fo:color="#000000" style:font-name="Monospace" fo:font-size="9pt" fo:font-weight="bold" style:font-size-asian="9pt" style:font-weight-asian="bold"/>
    </style:style>
    <style:style style:name="T28" style:family="text">
      <style:text-properties fo:color="#000000" style:font-name="Monospace" fo:font-size="9pt" fo:font-weight="bold" officeooo:rsid="00194b1b" style:font-size-asian="9pt" style:font-weight-asian="bold" style:font-weight-complex="bold"/>
    </style:style>
    <style:style style:name="T29" style:family="text">
      <style:text-properties fo:color="#000000" style:font-name="Monospace" fo:font-size="9pt" fo:font-weight="bold" officeooo:rsid="0033e305" style:font-size-asian="9pt" style:font-weight-asian="bold"/>
    </style:style>
    <style:style style:name="T30" style:family="text">
      <style:text-properties fo:color="#000000" style:font-name="Monospace" fo:font-size="9pt" fo:font-weight="normal" officeooo:rsid="001adeff" style:font-size-asian="9pt" style:font-weight-asian="normal" style:font-weight-complex="normal"/>
    </style:style>
    <style:style style:name="T31" style:family="text">
      <style:text-properties fo:color="#000000" style:font-name="Monospace" fo:font-size="9pt" style:font-size-asian="9pt"/>
    </style:style>
    <style:style style:name="T32" style:family="text">
      <style:text-properties fo:color="#808000" style:font-name="Monospace" fo:font-size="9pt" style:font-size-asian="9pt"/>
    </style:style>
    <style:style style:name="T33" style:family="text">
      <style:text-properties fo:color="#808000" style:font-name="Monospace" fo:font-size="9pt" fo:font-weight="bold" style:font-size-asian="9pt" style:font-weight-asian="bold"/>
    </style:style>
    <style:style style:name="T34" style:family="text">
      <style:text-properties fo:color="#808000" style:font-name="Monospace" fo:font-size="9pt" fo:font-weight="bold" officeooo:rsid="001fbf3b" style:font-size-asian="9pt" style:font-weight-asian="bold"/>
    </style:style>
    <style:style style:name="T35" style:family="text">
      <style:text-properties fo:color="#808000" style:font-name="Monospace" fo:font-size="9pt" fo:font-weight="bold" officeooo:rsid="0033e305" style:font-size-asian="9pt" style:font-weight-asian="bold"/>
    </style:style>
    <style:style style:name="T36" style:family="text">
      <style:text-properties fo:color="#808000" style:font-name="Monospace" fo:font-size="9pt" style:font-size-asian="9pt"/>
    </style:style>
    <style:style style:name="T37" style:family="text">
      <style:text-properties fo:color="#000080" style:font-name="Monospace" fo:font-size="9pt" style:font-size-asian="9pt"/>
    </style:style>
    <style:style style:name="T38" style:family="text">
      <style:text-properties fo:color="#000080" style:font-name="Monospace" fo:font-size="9pt" officeooo:rsid="00194b1b" style:font-size-asian="9pt"/>
    </style:style>
    <style:style style:name="T39" style:family="text">
      <style:text-properties fo:color="#000080" style:font-name="Monospace" fo:font-size="9pt" fo:font-weight="bold" officeooo:rsid="0033e305" style:font-size-asian="9pt" style:font-weight-asian="bold"/>
    </style:style>
    <style:style style:name="T40" style:family="text">
      <style:text-properties officeooo:rsid="0014f7c9"/>
    </style:style>
    <style:style style:name="T41" style:family="text">
      <style:text-properties officeooo:rsid="0016cf67"/>
    </style:style>
    <style:style style:name="T42" style:family="text">
      <style:text-properties fo:font-weight="bold" style:font-weight-asian="bold" style:font-weight-complex="bold"/>
    </style:style>
    <style:style style:name="T43" style:family="text">
      <style:text-properties fo:font-weight="bold" officeooo:rsid="00242819" style:font-weight-asian="bold" style:font-weight-complex="bold"/>
    </style:style>
    <style:style style:name="T44" style:family="text">
      <style:text-properties fo:font-weight="bold" officeooo:rsid="000e6208" style:font-weight-asian="bold" style:font-weight-complex="bold"/>
    </style:style>
    <style:style style:name="T45" style:family="text">
      <style:text-properties style:font-name="Monospace" fo:font-size="9pt" fo:font-weight="bold" officeooo:rsid="001ceec6" style:font-size-asian="9pt" style:font-weight-asian="bold" style:font-weight-complex="bold"/>
    </style:style>
    <style:style style:name="T46" style:family="text">
      <style:text-properties style:font-name="Monospace" fo:font-size="9pt" style:font-size-asian="9pt"/>
    </style:style>
    <style:style style:name="T47" style:family="text">
      <style:text-properties style:font-name="Monospace" fo:font-size="9pt" officeooo:rsid="001ceec6" style:font-size-asian="9pt"/>
    </style:style>
    <style:style style:name="T48" style:family="text">
      <style:text-properties style:font-name="Monospace" fo:font-size="9pt" officeooo:rsid="0020c812" style:font-size-asian="9pt"/>
    </style:style>
    <style:style style:name="T49" style:family="text">
      <style:text-properties style:font-name="Monospace" fo:font-size="9pt" officeooo:rsid="001c0c2e" style:font-size-asian="9pt"/>
    </style:style>
    <style:style style:name="T50" style:family="text">
      <style:text-properties officeooo:rsid="0028b292"/>
    </style:style>
    <style:style style:name="T51" style:family="text">
      <style:text-properties officeooo:rsid="002a16c9"/>
    </style:style>
    <style:style style:name="T52" style:family="text">
      <style:text-properties officeooo:rsid="00400294"/>
    </style:style>
    <style:style style:name="T53" style:family="text">
      <style:text-properties officeooo:rsid="004193bc"/>
    </style:style>
    <style:style style:name="T54" style:family="text">
      <style:text-properties officeooo:rsid="00424ec0"/>
    </style:style>
    <style:style style:name="T55" style:family="text">
      <style:text-properties fo:color="#7e0021" officeooo:rsid="00424ec0"/>
    </style:style>
    <style:style style:name="T56" style:family="text">
      <style:text-properties fo:color="#7e0021" officeooo:rsid="00480455"/>
    </style:style>
    <style:style style:name="T57" style:family="text">
      <style:text-properties officeooo:rsid="0045dfb2"/>
    </style:style>
    <style:style style:name="T58" style:family="text">
      <style:text-properties style:text-underline-style="solid" style:text-underline-type="double" style:text-underline-width="auto" style:text-underline-color="font-color" fo:font-weight="bold" style:font-weight-asian="bold" style:font-weight-complex="bold"/>
    </style:style>
    <style:style style:name="T59" style:family="text">
      <style:text-properties officeooo:rsid="004fc410"/>
    </style:style>
    <style:style style:name="T60" style:family="text">
      <style:text-properties officeooo:rsid="005e33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3">Database--&gt; Collections--&gt;documents</text:p>
      <text:p text:style-name="P1"/>
      <text:p text:style-name="P1"/>
      <text:p text:style-name="P52">MongoDB</text:p>
      <text:list xml:id="list7899098747186139824" text:style-name="L1">
        <text:list-item>
          <text:p text:style-name="P111">Document-oriented NoSql Database.</text:p>
        </text:list-item>
        <text:list-item>
          <text:p text:style-name="P111">Schema-free Based on Binary JSON and BSON.</text:p>
        </text:list-item>
        <text:list-item>
          <text:p text:style-name="P111">Organized in Group of Documents -&gt; Collections</text:p>
        </text:list-item>
        <text:list-item>
          <text:p text:style-name="P111">Auto-sharding in order to scale horizontally.</text:p>
        </text:list-item>
        <text:list-item>
          <text:p text:style-name="P111">Simple Query language. Rich, document-based queries.</text:p>
        </text:list-item>
        <text:list-item>
          <text:p text:style-name="P111">Open Source (GNU AGPL v3.0)</text:p>
        </text:list-item>
      </text:list>
      <text:p text:style-name="Standard"/>
      <text:p text:style-name="P1"><text:span text:style-name="T42"><text:s/></text:span><text:span text:style-name="T44">Database create: </text:span><text:span text:style-name="T1"><text:s/></text:span>create database or use database, if passed database name is present then switch to that database name or if database is not present then created new database.</text:p>
      <text:p text:style-name="P1">Command (using intellishell)</text:p>
      <text:p text:style-name="P1"/>
      <text:p text:style-name="P1"><text:span text:style-name="T42"><text:s/>use mydatabase ; <text:s/></text:span><text:s text:c="8"/>// if database is present the switch the database <text:s/>otherwise create new one;</text:p>
      <text:p text:style-name="P1"><text:s text:c="6"/></text:p>
      <text:p text:style-name="P1"/>
      <text:p text:style-name="P3"><text:span text:style-name="T44">Show database: </text:span><text:span text:style-name="T1"><text:s/>display the database if database is present and collection is not present then database will not display, so to see the database create atleast on collection.</text:span></text:p>
      <text:p text:style-name="P3"/>
      <text:p text:style-name="P2"><text:span text:style-name="T42">show dbs; </text:span><text:s text:c="3"/></text:p>
      <text:p text:style-name="P2"/>
      <text:p text:style-name="P8"><text:span text:style-name="T42">drop DataBase:</text:span> if you want to drop the database we following command to drop current database.</text:p>
      <text:p text:style-name="P8"/>
      <text:p text:style-name="P45"><text:s/>db.dropDatabase();</text:p>
      <text:p text:style-name="P2"/>
      <text:p text:style-name="P4"><text:span text:style-name="T42">Create Collections:</text:span> <text:s/><text:span text:style-name="T2">we can create <text:s/>a collection on <text:s/>different way </text:span></text:p>
      <text:p text:style-name="P6">1) create collection without optional.</text:p>
      <text:p text:style-name="P5">2) creae collection with optional.</text:p>
      <text:p text:style-name="P7">First way to create Collection</text:p>
      <text:p text:style-name="P7">db.createCollection(“collectionName”);</text:p>
      <text:p text:style-name="P7"><text:s/>Second way to create collection</text:p>
      <text:p text:style-name="P8">db.createCollection(“collectioName”, <text:span text:style-name="T3">&lt;optional&gt;</text:span>)</text:p>
      <text:p text:style-name="P8"/>
      <text:p text:style-name="P8"><text:span text:style-name="T42">Insert Document :</text:span> insert data or document in collection it form of json type, means we can insert data based on key value paire so every document key may be change or my be same In mongo db no restriction on key name (but my sql <text:s/>column name are fixed)</text:p>
      <text:p text:style-name="P10">Example <text:span text:style-name="T4">(different way to insert record in mongodb) we can different different key per collection</text:span></text:p>
      <text:p text:style-name="P10"/>
      <text:p text:style-name="P9">db.<text:span text:style-name="T3">collectionName.insert({ “ firstName”: “abc”, “lastName”:”dve”});</text:span></text:p>
      <text:p text:style-name="P9">db.<text:span text:style-name="T3">collectionName.insert({ “ age”: 24, “email”:”</text:span><text:a xlink:type="simple" xlink:href="mailto:dve@gmail.com"><text:span text:style-name="T3">dve@gmail.com</text:span></text:a><text:span text:style-name="T3">”});</text:span></text:p>
      <text:p text:style-name="P9">db.<text:span text:style-name="T3">collectionName.insert({ “ firstName”: “abc”, “lastName”:”dve”,“ age”: 24});</text:span></text:p>
      <text:p text:style-name="P9"/>
      <text:p text:style-name="P11"><text:span text:style-name="T42">Show collections: </text:span>display the list of Collection per Database</text:p>
      <text:p text:style-name="P46"><text:s/>show Collections</text:p>
      <text:p text:style-name="P11"/>
      <text:p text:style-name="P11"><text:span text:style-name="T42">Drop collection: </text:span>if you want to drop the collection the use following command</text:p>
      <text:p text:style-name="P11"/>
      <text:p text:style-name="P11"><text:span text:style-name="T58">db.collectionName.drop() </text:span><text:s text:c="2"/>// drop collection </text:p>
      <text:p text:style-name="P11"/>
      <text:p text:style-name="P11"><text:soft-page-break/></text:p>
      <text:p text:style-name="P11"/>
      <text:p text:style-name="P11"/>
      <text:p text:style-name="P46">---------------different way to insert multiple document in Mongodb--------------------</text:p>
      <text:p text:style-name="P11"/>
      <text:p text:style-name="P11">//<text:span text:style-name="T40">Generic allow single or multiple documents</text:span></text:p>
      <text:p text:style-name="P11">db.collectionName.insert(</text:p>
      <text:p text:style-name="P55">[</text:p>
      <text:p text:style-name="P59"><text:span text:style-name="T20"><text:s text:c="2"/></text:span><text:span text:style-name="T5">{</text:span></text:p>
      <text:p text:style-name="P59"><text:span text:style-name="T20"><text:s text:c="4"/></text:span><text:span text:style-name="T32">"firstName"</text:span><text:span text:style-name="T5">:</text:span><text:span text:style-name="T20"> </text:span><text:span text:style-name="T32">"a"</text:span><text:span text:style-name="T5">,</text:span></text:p>
      <text:p text:style-name="P59"><text:span text:style-name="T20"><text:s text:c="4"/></text:span><text:span text:style-name="T32">"lastName"</text:span><text:span text:style-name="T5">:</text:span><text:span text:style-name="T20"> </text:span><text:span text:style-name="T32">"ab"</text:span><text:span text:style-name="T5">,</text:span></text:p>
      <text:p text:style-name="P59"><text:span text:style-name="T20"><text:s text:c="4"/></text:span><text:span text:style-name="T32">"age"</text:span><text:span text:style-name="T5">:</text:span><text:span text:style-name="T20"> </text:span><text:span text:style-name="T37">24</text:span></text:p>
      <text:p text:style-name="P59"><text:span text:style-name="T20"><text:s text:c="2"/></text:span><text:span text:style-name="T5">},</text:span></text:p>
      <text:p text:style-name="P59"><text:span text:style-name="T20"><text:s text:c="2"/></text:span><text:span text:style-name="T5">{</text:span></text:p>
      <text:p text:style-name="P59"><text:span text:style-name="T20"><text:s text:c="4"/></text:span><text:span text:style-name="T32">"firstName"</text:span><text:span text:style-name="T5">:</text:span><text:span text:style-name="T20"> </text:span><text:span text:style-name="T32">"b"</text:span><text:span text:style-name="T5">,</text:span></text:p>
      <text:p text:style-name="P59"><text:span text:style-name="T20"><text:s text:c="4"/></text:span><text:span text:style-name="T32">"lastName"</text:span><text:span text:style-name="T5">:</text:span><text:span text:style-name="T20"> </text:span><text:span text:style-name="T32">"bb"</text:span><text:span text:style-name="T5">,</text:span></text:p>
      <text:p text:style-name="P59"><text:span text:style-name="T20"><text:s text:c="4"/></text:span><text:span text:style-name="T32">"age"</text:span><text:span text:style-name="T5">:</text:span><text:span text:style-name="T20"> </text:span><text:span text:style-name="T37">24</text:span></text:p>
      <text:p text:style-name="P59"><text:span text:style-name="T20"><text:s text:c="2"/></text:span><text:span text:style-name="T5">},</text:span></text:p>
      <text:p text:style-name="P59"><text:span text:style-name="T20"><text:s text:c="2"/></text:span><text:span text:style-name="T5">{</text:span></text:p>
      <text:p text:style-name="P59"><text:span text:style-name="T20"><text:s text:c="4"/></text:span><text:span text:style-name="T32">"firstName"</text:span><text:span text:style-name="T5">:</text:span><text:span text:style-name="T20"> </text:span><text:span text:style-name="T32">"c"</text:span><text:span text:style-name="T5">,</text:span></text:p>
      <text:p text:style-name="P59"><text:span text:style-name="T20"><text:s text:c="4"/></text:span><text:span text:style-name="T32">"lastName"</text:span><text:span text:style-name="T5">:</text:span><text:span text:style-name="T20"> </text:span><text:span text:style-name="T32">"cc"</text:span><text:span text:style-name="T5">,</text:span></text:p>
      <text:p text:style-name="P59"><text:span text:style-name="T20"><text:s text:c="4"/></text:span><text:span text:style-name="T32">"age"</text:span><text:span text:style-name="T5">:</text:span><text:span text:style-name="T20"> </text:span><text:span text:style-name="T37">24</text:span><text:span text:style-name="T5">,</text:span></text:p>
      <text:p text:style-name="P59"><text:span text:style-name="T20"><text:s text:c="4"/></text:span><text:span text:style-name="T32">"email"</text:span><text:span text:style-name="T5">:</text:span><text:span text:style-name="T20"> </text:span><text:span text:style-name="T32">"ab@gmail.com"</text:span></text:p>
      <text:p text:style-name="P59"><text:span text:style-name="T20"><text:s text:c="2"/></text:span><text:span text:style-name="T5">}</text:span></text:p>
      <text:p text:style-name="P59"><text:span text:style-name="T20"><text:s text:c="2"/></text:span><text:span text:style-name="T5">]</text:span></text:p>
      <text:p text:style-name="P11"/>
      <text:p text:style-name="P11">)</text:p>
      <text:p text:style-name="P11"/>
      <text:p text:style-name="P47">allow to insert multiple documents or single but must follow arry types structure </text:p>
      <text:p text:style-name="P12"/>
      <text:p text:style-name="P13"><text:span text:style-name="T20">db.</text:span><text:span text:style-name="T21">collectionName</text:span><text:span text:style-name="T20">.insertMany</text:span><text:span text:style-name="T5">([</text:span></text:p>
      <text:p text:style-name="P59"><text:span text:style-name="T20"><text:s text:c="2"/></text:span><text:span text:style-name="T5">{</text:span></text:p>
      <text:p text:style-name="P59"><text:span text:style-name="T20"><text:s text:c="4"/></text:span><text:span text:style-name="T32">"firstName"</text:span><text:span text:style-name="T5">:</text:span><text:span text:style-name="T20"> </text:span><text:span text:style-name="T32">"m"</text:span><text:span text:style-name="T5">,</text:span></text:p>
      <text:p text:style-name="P59"><text:span text:style-name="T20"><text:s text:c="4"/></text:span><text:span text:style-name="T32">"lastName"</text:span><text:span text:style-name="T5">:</text:span><text:span text:style-name="T20"> </text:span><text:span text:style-name="T32">"mm"</text:span><text:span text:style-name="T5">,</text:span></text:p>
      <text:p text:style-name="P59"><text:span text:style-name="T20"><text:s text:c="4"/></text:span><text:span text:style-name="T32">"age"</text:span><text:span text:style-name="T5">:</text:span><text:span text:style-name="T20"> </text:span><text:span text:style-name="T37">24</text:span></text:p>
      <text:p text:style-name="P59"><text:span text:style-name="T20"><text:s text:c="2"/></text:span><text:span text:style-name="T5">},</text:span></text:p>
      <text:p text:style-name="P59"><text:span text:style-name="T20"><text:s text:c="2"/></text:span><text:span text:style-name="T5">{</text:span></text:p>
      <text:p text:style-name="P59"><text:span text:style-name="T20"><text:s text:c="4"/></text:span><text:span text:style-name="T32">"firstName"</text:span><text:span text:style-name="T5">:</text:span><text:span text:style-name="T20"> </text:span><text:span text:style-name="T32">"n"</text:span><text:span text:style-name="T5">,</text:span></text:p>
      <text:p text:style-name="P59"><text:span text:style-name="T20"><text:s text:c="4"/></text:span><text:span text:style-name="T32">"lastName"</text:span><text:span text:style-name="T5">:</text:span><text:span text:style-name="T20"> </text:span><text:span text:style-name="T32">"nn"</text:span><text:span text:style-name="T5">,</text:span></text:p>
      <text:p text:style-name="P59"><text:span text:style-name="T20"><text:s text:c="4"/></text:span><text:span text:style-name="T32">"age"</text:span><text:span text:style-name="T5">:</text:span><text:span text:style-name="T20"> </text:span><text:span text:style-name="T37">24</text:span></text:p>
      <text:p text:style-name="P59"><text:span text:style-name="T20"><text:s text:c="2"/></text:span><text:span text:style-name="T5">},</text:span></text:p>
      <text:p text:style-name="P59"><text:span text:style-name="T20"><text:s text:c="2"/></text:span><text:span text:style-name="T5">{</text:span></text:p>
      <text:p text:style-name="P59"><text:span text:style-name="T20"><text:s text:c="4"/></text:span><text:span text:style-name="T32">"firstName"</text:span><text:span text:style-name="T5">:</text:span><text:span text:style-name="T20"> </text:span><text:span text:style-name="T32">"o"</text:span><text:span text:style-name="T5">,</text:span></text:p>
      <text:p text:style-name="P59"><text:span text:style-name="T20"><text:s text:c="4"/></text:span><text:span text:style-name="T32">"lastName"</text:span><text:span text:style-name="T5">:</text:span><text:span text:style-name="T20"> </text:span><text:span text:style-name="T32">"oo"</text:span><text:span text:style-name="T5">,</text:span></text:p>
      <text:p text:style-name="P59"><text:span text:style-name="T20"><text:s text:c="4"/></text:span><text:span text:style-name="T32">"age"</text:span><text:span text:style-name="T5">:</text:span><text:span text:style-name="T20"> </text:span><text:span text:style-name="T37">24</text:span><text:span text:style-name="T5">,</text:span></text:p>
      <text:p text:style-name="P59"><text:span text:style-name="T20"><text:s text:c="4"/></text:span><text:span text:style-name="T32">"email"</text:span><text:span text:style-name="T5">:</text:span><text:span text:style-name="T20"> </text:span><text:span text:style-name="T32">"ab@gmail.com"</text:span></text:p>
      <text:p text:style-name="P59"><text:span text:style-name="T20"><text:s text:c="2"/></text:span><text:span text:style-name="T5">}</text:span></text:p>
      <text:p text:style-name="P59"><text:span text:style-name="T20"><text:s text:c="2"/></text:span><text:span text:style-name="T5">])</text:span></text:p>
      <text:p text:style-name="P59"/>
      <text:p text:style-name="P88">Insert Single documents only </text:p>
      <text:p text:style-name="P64"/>
      <text:p text:style-name="P64"><text:span text:style-name="T20">db.</text:span><text:span text:style-name="T21">collectionName</text:span><text:span text:style-name="T20">.insertOne</text:span><text:span text:style-name="T5">(</text:span></text:p>
      <text:p text:style-name="P59"><text:span text:style-name="T20"><text:s text:c="2"/></text:span><text:span text:style-name="T5">{</text:span></text:p>
      <text:p text:style-name="P59"><text:span text:style-name="T20"><text:s text:c="4"/></text:span><text:span text:style-name="T32">"firstName"</text:span><text:span text:style-name="T5">:</text:span><text:span text:style-name="T20"> </text:span><text:span text:style-name="T32">"m"</text:span><text:span text:style-name="T5">,</text:span></text:p>
      <text:p text:style-name="P59"><text:span text:style-name="T20"><text:s text:c="4"/></text:span><text:span text:style-name="T32">"lastName"</text:span><text:span text:style-name="T5">:</text:span><text:span text:style-name="T20"> </text:span><text:span text:style-name="T32">"mm"</text:span><text:span text:style-name="T5">,</text:span></text:p>
      <text:p text:style-name="P59"><text:span text:style-name="T20"><text:s text:c="4"/></text:span><text:span text:style-name="T32">"age"</text:span><text:span text:style-name="T5">:</text:span><text:span text:style-name="T20"> </text:span><text:span text:style-name="T37">24</text:span></text:p>
      <text:p text:style-name="P59"><text:span text:style-name="T20"><text:s text:c="2"/></text:span><text:span text:style-name="T5">}</text:span></text:p>
      <text:p text:style-name="P92">)</text:p>
      <text:p text:style-name="P93"/>
      <text:p text:style-name="P12"/>
      <text:p text:style-name="P11"/>
      <text:p text:style-name="P10"/>
      <text:p text:style-name="P10"/>
      <text:p text:style-name="P8"><text:soft-page-break/></text:p>
      <text:p text:style-name="P8"/>
      <text:p text:style-name="P7"/>
      <text:p text:style-name="P1"/>
      <text:p text:style-name="P1"/>
      <text:p text:style-name="P1"/>
      <text:p text:style-name="P48">---------------------------------Mongodb query --------------------------------------------</text:p>
      <text:p text:style-name="P14"/>
      <text:p text:style-name="P14">Select all documents for Collections <text:s/>we can user <text:span text:style-name="T42">find() </text:span>function to retireview the all documents</text:p>
      <text:p text:style-name="P48">db.collectionName.find()</text:p>
      <text:p text:style-name="P14"><text:span text:style-name="T42">db.collectionName.find().perty()</text:span> // dispy the json data as good format <text:s/>or perty </text:p>
      <text:p text:style-name="P14"/>
      <text:p text:style-name="P16">Select first document from collection <text:span text:style-name="T42"><text:s/>findone()</text:span></text:p>
      <text:p text:style-name="P16"/>
      <text:p text:style-name="P49">db.collectionName.find<text:span text:style-name="T41">one()</text:span></text:p>
      <text:p text:style-name="P15"/>
      <text:p text:style-name="P17">find first document of specific criteria </text:p>
      <text:p text:style-name="P17"/>
      <text:p text:style-name="P17"><text:span text:style-name="T20"><text:s/>db.test.findOne</text:span><text:span text:style-name="T5">(</text:span></text:p>
      <text:p text:style-name="P59"><text:span text:style-name="T20"><text:s/></text:span><text:span text:style-name="T5">{</text:span></text:p>
      <text:p text:style-name="P59"><text:span text:style-name="T20"><text:s/></text:span><text:span text:style-name="T32">"firstName"</text:span><text:span text:style-name="T5">:</text:span><text:span text:style-name="T32">"a"</text:span></text:p>
      <text:p text:style-name="P59"><text:span text:style-name="T20"><text:s/></text:span><text:span text:style-name="T5">}</text:span></text:p>
      <text:p text:style-name="P59"><text:span text:style-name="T20"><text:s/></text:span><text:span text:style-name="T5">)</text:span></text:p>
      <text:p text:style-name="P17"><text:span text:style-name="T42">Note :</text:span>if firstName <text:s/>“a” is multiple represent <text:s/>or duplicate then return first document form collections.</text:p>
      <text:p text:style-name="P17"/>
      <text:p text:style-name="P18">Find the document based on crtieria greater then or less then </text:p>
      <text:p text:style-name="P67"><text:span text:style-name="T5">finding the documents based </text:span><text:span text:style-name="T7">greather then </text:span></text:p>
      <text:p text:style-name="P18"><text:span text:style-name="T20">db.test.find</text:span><text:span text:style-name="T5">(</text:span></text:p>
      <text:p text:style-name="P59"><text:span text:style-name="T20"><text:s/></text:span><text:span text:style-name="T5">{</text:span></text:p>
      <text:p text:style-name="P59"><text:span text:style-name="T20"><text:s/></text:span><text:span text:style-name="T32">"age"</text:span><text:span text:style-name="T5">:{</text:span><text:span text:style-name="T20">$gt</text:span><text:span text:style-name="T5">:</text:span><text:span text:style-name="T20"> </text:span><text:span text:style-name="T37">23</text:span><text:span text:style-name="T5">} <text:s text:c="3"/>// </text:span><text:span text:style-name="T6">finding the documents based on age criteria</text:span></text:p>
      <text:p text:style-name="P59"><text:span text:style-name="T20"><text:s/></text:span><text:span text:style-name="T5">}</text:span></text:p>
      <text:p text:style-name="P59"><text:span text:style-name="T20"><text:s/></text:span><text:span text:style-name="T5">)</text:span></text:p>
      <text:p text:style-name="P94">user greater then equals to</text:p>
      <text:p text:style-name="P94"/>
      <text:p text:style-name="P19"><text:span text:style-name="T20">db.test.find</text:span><text:span text:style-name="T5">(</text:span></text:p>
      <text:p text:style-name="P60"><text:span text:style-name="T20"><text:s/></text:span><text:span text:style-name="T5">{</text:span></text:p>
      <text:p text:style-name="P60"><text:span text:style-name="T20"><text:s/></text:span><text:span text:style-name="T32">"age"</text:span><text:span text:style-name="T5">:{</text:span><text:span text:style-name="T20">$gt</text:span><text:span text:style-name="T28">e</text:span><text:span text:style-name="T5">:</text:span><text:span text:style-name="T20"> </text:span><text:span text:style-name="T37">23</text:span><text:span text:style-name="T5">} <text:s text:c="3"/>// </text:span><text:span text:style-name="T6">finding the documents based </text:span><text:span text:style-name="T7">greather then equals </text:span></text:p>
      <text:p text:style-name="P60"><text:span text:style-name="T20"><text:s/></text:span><text:span text:style-name="T5">}</text:span></text:p>
      <text:p text:style-name="P65"><text:span text:style-name="T27"><text:s/></text:span><text:span text:style-name="T5">)</text:span></text:p>
      <text:p text:style-name="P65"><text:span text:style-name="T6">finding the documents based </text:span><text:span text:style-name="T5">less then </text:span></text:p>
      <text:p text:style-name="P19"><text:span text:style-name="T20">db.test.find</text:span><text:span text:style-name="T5">(</text:span></text:p>
      <text:p text:style-name="P60"><text:span text:style-name="T20"><text:s/></text:span><text:span text:style-name="T5">{</text:span></text:p>
      <text:p text:style-name="P60"><text:span text:style-name="T20"><text:s/></text:span><text:span text:style-name="T32">"age"</text:span><text:span text:style-name="T5">:{</text:span><text:span text:style-name="T20">$</text:span><text:span text:style-name="T22">l</text:span><text:span text:style-name="T20">t</text:span><text:span text:style-name="T25">e</text:span><text:span text:style-name="T5">:</text:span><text:span text:style-name="T20"> </text:span><text:span text:style-name="T37">2</text:span><text:span text:style-name="T38">5</text:span><text:span text:style-name="T5">} <text:s text:c="3"/>// </text:span><text:span text:style-name="T6">finding the documents based </text:span><text:span text:style-name="T7">greather then equals </text:span></text:p>
      <text:p text:style-name="P60"><text:span text:style-name="T20"><text:s/></text:span><text:span text:style-name="T5">}</text:span></text:p>
      <text:p text:style-name="P65"><text:span text:style-name="T27"><text:s/></text:span><text:span text:style-name="T5">)</text:span></text:p>
      <text:p text:style-name="P65"/>
      <text:p text:style-name="P65"/>
      <text:p text:style-name="P90">Between query </text:p>
      <text:p text:style-name="P109"/>
      <text:p text:style-name="P109"><text:span text:style-name="T20">db.employee.find</text:span><text:span text:style-name="T5">({</text:span></text:p>
      <text:p text:style-name="P81"/>
      <text:p text:style-name="P59"><text:span text:style-name="T20"><text:s/>age</text:span><text:span text:style-name="T5">:</text:span><text:span text:style-name="T20"> </text:span><text:span text:style-name="T5">{</text:span></text:p>
      <text:p text:style-name="P59"><text:span text:style-name="T20"><text:s text:c="8"/>$gte</text:span><text:span text:style-name="T5">:</text:span><text:span text:style-name="T37">20</text:span><text:span text:style-name="T5">,</text:span></text:p>
      <text:p text:style-name="P59"><text:span text:style-name="T20"><text:s text:c="8"/>$lte</text:span><text:span text:style-name="T5">:</text:span><text:span text:style-name="T37">40</text:span></text:p>
      <text:p text:style-name="P59"><text:span text:style-name="T20"><text:s text:c="4"/></text:span><text:span text:style-name="T5">}</text:span></text:p>
      <text:p text:style-name="P81"/>
      <text:p text:style-name="P96">})</text:p>
      <text:p text:style-name="P109"/>
      <text:p text:style-name="P65"/>
      <text:p text:style-name="P65"><text:soft-page-break/></text:p>
      <text:p text:style-name="P91">Find between date</text:p>
      <text:p text:style-name="P110"/>
      <text:p text:style-name="P110">db.test.find({</text:p>
      <text:p text:style-name="P110">createDate:{</text:p>
      <text:p text:style-name="P110">$gte: <text:s/>ISODate(“2010-04-29”),</text:p>
      <text:p text:style-name="P110">$lte: ISODate(“2018-05-25”)</text:p>
      <text:p text:style-name="P110">}</text:p>
      <text:p text:style-name="P110">})</text:p>
      <text:p text:style-name="P66"/>
      <text:p text:style-name="P65"/>
      <text:p text:style-name="P89">------------------------------<text:span text:style-name="T59">Operator------------------------------</text:span></text:p>
      <text:p text:style-name="P65"/>
      <text:p text:style-name="P65"/>
      <text:p text:style-name="P65"/>
      <text:p text:style-name="P74">And operator(,) find document whoes name is “a” and age is 24</text:p>
      <text:p text:style-name="P68"/>
      <text:p text:style-name="P68"><text:span text:style-name="T20"><text:s/>db.test.find</text:span><text:span text:style-name="T5">(</text:span></text:p>
      <text:p text:style-name="P59"><text:span text:style-name="T20"><text:s/></text:span><text:span text:style-name="T5">{</text:span></text:p>
      <text:p text:style-name="P59"><text:span text:style-name="T20"><text:s/></text:span><text:span text:style-name="T32">"firstName"</text:span><text:span text:style-name="T5">:</text:span><text:span text:style-name="T32">"a"</text:span><text:span text:style-name="T5">, <text:s text:c="4"/></text:span></text:p>
      <text:p text:style-name="P59"><text:span text:style-name="T20"><text:s/></text:span><text:span text:style-name="T32">"age"</text:span><text:span text:style-name="T5">:</text:span><text:span text:style-name="T37">24</text:span></text:p>
      <text:p text:style-name="P59"><text:span text:style-name="T20"><text:s/></text:span><text:span text:style-name="T5">}</text:span></text:p>
      <text:p text:style-name="P59"><text:span text:style-name="T20"><text:s/></text:span><text:span text:style-name="T5">)</text:span></text:p>
      <text:p text:style-name="P68"/>
      <text:p text:style-name="P75">OR condtion</text:p>
      <text:p text:style-name="P76"/>
      <text:p text:style-name="P69"><text:span text:style-name="T20"><text:s/>db.test.find</text:span><text:span text:style-name="T5">(</text:span></text:p>
      <text:p text:style-name="P59"><text:span text:style-name="T20"><text:s/></text:span><text:span text:style-name="T5">{</text:span></text:p>
      <text:p text:style-name="P59"><text:span text:style-name="T20"><text:s text:c="3"/>“</text:span><text:span text:style-name="T23">lastName</text:span><text:span text:style-name="T20">”:”</text:span><text:span text:style-name="T23">aa</text:span><text:span text:style-name="T20">” $or </text:span><text:span text:style-name="T5">:</text:span><text:span text:style-name="T20"> </text:span><text:span text:style-name="T5">[{</text:span><text:span text:style-name="T32">"firstName"</text:span><text:span text:style-name="T5">:</text:span><text:span text:style-name="T32">"a"</text:span><text:span text:style-name="T5">},{</text:span><text:span text:style-name="T32">"age"</text:span><text:span text:style-name="T5">:</text:span><text:span text:style-name="T37">24</text:span><text:span text:style-name="T5">}]</text:span></text:p>
      <text:p text:style-name="P59"><text:span text:style-name="T20"><text:s/></text:span><text:span text:style-name="T5">}</text:span></text:p>
      <text:p text:style-name="P59"><text:span text:style-name="T20"><text:s/></text:span><text:span text:style-name="T5">)</text:span></text:p>
      <text:p text:style-name="P76"/>
      <text:p text:style-name="P95"/>
      <text:p text:style-name="P94"/>
      <text:p text:style-name="P96"/>
      <text:p text:style-name="P18"/>
      <text:p text:style-name="P50">combination of And and OR condition</text:p>
      <text:p text:style-name="P20"/>
      <text:p text:style-name="P61"><text:span text:style-name="T30"><text:s/></text:span><text:span text:style-name="T20">db.test.find</text:span><text:span text:style-name="T5">(</text:span></text:p>
      <text:p text:style-name="P59"><text:span text:style-name="T20"><text:s/></text:span><text:span text:style-name="T5">{</text:span></text:p>
      <text:p text:style-name="P59"><text:span text:style-name="T20"><text:s text:c="2"/></text:span><text:span text:style-name="T32">"lastName"</text:span><text:span text:style-name="T5">:</text:span><text:span text:style-name="T20"> </text:span><text:span text:style-name="T32">"ab"</text:span><text:span text:style-name="T5">,</text:span><text:span text:style-name="T20"> $or </text:span><text:span text:style-name="T5">:</text:span><text:span text:style-name="T20"> </text:span><text:span text:style-name="T5">[{</text:span><text:span text:style-name="T32">"firstName"</text:span><text:span text:style-name="T5">:</text:span><text:span text:style-name="T32">"a"</text:span><text:span text:style-name="T5">},{</text:span><text:span text:style-name="T32">"age"</text:span><text:span text:style-name="T5">:</text:span><text:span text:style-name="T37">24</text:span><text:span text:style-name="T5">}]</text:span></text:p>
      <text:p text:style-name="P59"><text:span text:style-name="T20"><text:s/></text:span><text:span text:style-name="T5">}</text:span></text:p>
      <text:p text:style-name="P59"><text:span text:style-name="T20"><text:s/></text:span><text:span text:style-name="T5">)</text:span></text:p>
      <text:p text:style-name="P59"/>
      <text:p text:style-name="P73">----------------------<text:span text:style-name="T49">Update documents-----------------------------</text:span></text:p>
      <text:p text:style-name="P77"/>
      <text:p text:style-name="P71"/>
      <text:p text:style-name="P70"><text:span text:style-name="T46">Update documents </text:span><text:span text:style-name="T47">we can user condtion and </text:span><text:span text:style-name="T45">$set</text:span><text:span text:style-name="T47"> the field which we want to update</text:span></text:p>
      <text:p text:style-name="P79"/>
      <text:p text:style-name="P79"/>
      <text:p text:style-name="P79"><text:span text:style-name="T20">b.test.update</text:span><text:span text:style-name="T5">(</text:span></text:p>
      <text:p text:style-name="P96">{</text:p>
      <text:p text:style-name="P59"><text:span text:style-name="T32">"_id"</text:span><text:span text:style-name="T20"> </text:span><text:span text:style-name="T5">:</text:span><text:span text:style-name="T20"> ObjectId</text:span><text:span text:style-name="T5">(</text:span><text:span text:style-name="T32">"5b8f7992858b277879f91ee7"</text:span><text:span text:style-name="T5">) <text:s/><text:tab/><text:tab/>// </text:span><text:span text:style-name="T8">condition parts</text:span></text:p>
      <text:p text:style-name="P96">},</text:p>
      <text:p text:style-name="P59"><text:span text:style-name="T5">{</text:span><text:span text:style-name="T20">$set</text:span><text:span text:style-name="T5">:{</text:span><text:span text:style-name="T32">"firstName"</text:span><text:span text:style-name="T5">:</text:span><text:span text:style-name="T32">"aaa"</text:span><text:span text:style-name="T20"> </text:span><text:span text:style-name="T5">}} <text:tab/><text:tab/>// </text:span><text:span text:style-name="T8">set update field name and value </text:span></text:p>
      <text:p text:style-name="P81"/>
      <text:p text:style-name="P96">)</text:p>
      <text:p text:style-name="P59"/>
      <text:p text:style-name="P59"/>
      <text:p text:style-name="P82">by default update record updte only one record at time if contion criteria find multiple reocrd</text:p>
      <text:p text:style-name="P82"><text:soft-page-break/></text:p>
      <text:p text:style-name="P82"/>
      <text:p text:style-name="P82"><text:span text:style-name="T20">db.test.update</text:span><text:span text:style-name="T5">(</text:span></text:p>
      <text:p text:style-name="P97">{</text:p>
      <text:p text:style-name="P62"><text:span text:style-name="T32">"age"</text:span><text:span text:style-name="T20"> </text:span><text:span text:style-name="T5">:</text:span><text:span text:style-name="T20"> </text:span><text:span text:style-name="T37">24</text:span><text:span text:style-name="T20">.</text:span><text:span text:style-name="T37">0</text:span></text:p>
      <text:p text:style-name="P97">},</text:p>
      <text:p text:style-name="P62"><text:span text:style-name="T5">{</text:span><text:span text:style-name="T20">$set</text:span><text:span text:style-name="T5">:{</text:span><text:span text:style-name="T32">"firstName"</text:span><text:span text:style-name="T5">:</text:span><text:span text:style-name="T32">"zzz"</text:span><text:span text:style-name="T20"> </text:span><text:span text:style-name="T5">}} // </text:span><text:span text:style-name="T9">we can got multiple record whoes age 24 but update only <text:tab/><text:tab/><text:tab/><text:tab/><text:tab/>one that is first record </text:span></text:p>
      <text:p text:style-name="P97">)</text:p>
      <text:p text:style-name="P107"><text:s/></text:p>
      <text:p text:style-name="P82"/>
      <text:p text:style-name="P59"/>
      <text:p text:style-name="P59"/>
      <text:p text:style-name="P99">update multiple record at time whose age is 24</text:p>
      <text:p text:style-name="P82"/>
      <text:p text:style-name="P82"/>
      <text:p text:style-name="P82"><text:span text:style-name="T20">db.test.update</text:span><text:span text:style-name="T5">(</text:span></text:p>
      <text:p text:style-name="P96">{</text:p>
      <text:p text:style-name="P59"><text:span text:style-name="T32">"age"</text:span><text:span text:style-name="T20"> </text:span><text:span text:style-name="T5">:</text:span><text:span text:style-name="T20"> </text:span><text:span text:style-name="T37">24</text:span><text:span text:style-name="T20">.</text:span><text:span text:style-name="T37">0</text:span></text:p>
      <text:p text:style-name="P96">},</text:p>
      <text:p text:style-name="P59"><text:span text:style-name="T5">{</text:span><text:span text:style-name="T20">$set</text:span><text:span text:style-name="T5">:{</text:span><text:span text:style-name="T32">"firstName"</text:span><text:span text:style-name="T5">:</text:span><text:span text:style-name="T32">"zzz"</text:span><text:span text:style-name="T20"> </text:span><text:span text:style-name="T5">}},</text:span></text:p>
      <text:p text:style-name="P59"><text:span text:style-name="T5">{</text:span><text:span text:style-name="T20">multi </text:span><text:span text:style-name="T5">:</text:span><text:span text:style-name="T20"> </text:span><text:span text:style-name="T37">true</text:span><text:span text:style-name="T5">}<text:tab/><text:tab/><text:tab/>// </text:span><text:span text:style-name="T9">update multiple record at time</text:span></text:p>
      <text:p text:style-name="P96">)</text:p>
      <text:p text:style-name="P108"><text:s/></text:p>
      <text:p text:style-name="P100">Save command used for save document or update the document if id is present then it will be update pr save the documents</text:p>
      <text:p text:style-name="P83"/>
      <text:p text:style-name="P83"/>
      <text:p text:style-name="P80"><text:span text:style-name="T20">b.test.</text:span><text:span text:style-name="T26">save</text:span><text:span text:style-name="T5">(</text:span></text:p>
      <text:p text:style-name="P98">{</text:p>
      <text:p text:style-name="P63"><text:span text:style-name="T32">"_id"</text:span><text:span text:style-name="T20"> </text:span><text:span text:style-name="T5">:</text:span><text:span text:style-name="T20"> ObjectId</text:span><text:span text:style-name="T5">(</text:span><text:span text:style-name="T32">"5b8f7992858b277879f91ee7",</text:span></text:p>
      <text:p text:style-name="P63"><text:span text:style-name="T33">“</text:span><text:span text:style-name="T34">firstName</text:span><text:span text:style-name="T33">”:”</text:span><text:span text:style-name="T34">raja</text:span><text:span text:style-name="T33">”,</text:span></text:p>
      <text:p text:style-name="P63"><text:span text:style-name="T33">“</text:span><text:span text:style-name="T34">lastName</text:span><text:span text:style-name="T33">”:”</text:span><text:span text:style-name="T34">roja</text:span><text:span text:style-name="T33">”</text:span><text:span text:style-name="T5"> <text:tab/><text:tab/></text:span></text:p>
      <text:p text:style-name="P100">)</text:p>
      <text:p text:style-name="P83"/>
      <text:p text:style-name="P100"/>
      <text:p text:style-name="P101"/>
      <text:p text:style-name="P102"/>
      <text:p text:style-name="P78"/>
      <text:p text:style-name="P103"/>
      <text:p text:style-name="P21"><text:tab/><text:span text:style-name="T42">-----------------------Delete the documents-------------------------------------</text:span></text:p>
      <text:p text:style-name="P21"/>
      <text:p text:style-name="P22">Remove all the documents from Collection</text:p>
      <text:p text:style-name="P58"><text:s/></text:p>
      <text:p text:style-name="P59"><text:span text:style-name="T20">db.</text:span><text:span text:style-name="T24">collectionName</text:span><text:span text:style-name="T20">.remove</text:span><text:span text:style-name="T5">()</text:span></text:p>
      <text:p text:style-name="P59"/>
      <text:p text:style-name="P72"><text:span text:style-name="T46">if you want to remove some specific document the pass the condtion </text:span><text:span text:style-name="T48">like we can remove based on passed id </text:span></text:p>
      <text:p text:style-name="P84"/>
      <text:p text:style-name="P84"><text:span text:style-name="T20">db.test.remove</text:span><text:span text:style-name="T5">({</text:span></text:p>
      <text:p text:style-name="P59"><text:span text:style-name="T20"><text:s/></text:span><text:span text:style-name="T32">"_id"</text:span><text:span text:style-name="T20"> </text:span><text:span text:style-name="T5">:</text:span><text:span text:style-name="T20"> ObjectId</text:span><text:span text:style-name="T5">(</text:span><text:span text:style-name="T32">"5b8f7992858b277879f91ee7"</text:span><text:span text:style-name="T5">),</text:span></text:p>
      <text:p text:style-name="P81"/>
      <text:p text:style-name="P96">})</text:p>
      <text:p text:style-name="P84"/>
      <text:p text:style-name="P85"><text:span text:style-name="T10">i</text:span><text:span text:style-name="T5">f delete one record eventhough your conditon will return multiple reocrds</text:span></text:p>
      <text:p text:style-name="P85"/>
      <text:p text:style-name="P85"><text:span text:style-name="T20">db.test.remove</text:span><text:span text:style-name="T5">(</text:span></text:p>
      <text:p text:style-name="P96">{</text:p>
      <text:p text:style-name="P59"><text:span text:style-name="T20"><text:s/></text:span><text:span text:style-name="T32">"age"</text:span><text:span text:style-name="T20"> </text:span><text:span text:style-name="T5">:</text:span><text:span text:style-name="T37">23</text:span><text:span text:style-name="T5">, // </text:span><text:span text:style-name="T11">here is chance to get multiple records</text:span></text:p>
      <text:p text:style-name="P59"><text:span text:style-name="T5">},</text:span><text:span text:style-name="T37">1</text:span></text:p>
      <text:p text:style-name="P96">)</text:p>
      <text:p text:style-name="P104"/>
      <text:p text:style-name="P105"/>
      <text:p text:style-name="P22"><text:soft-page-break/></text:p>
      <text:p text:style-name="P14"/>
      <text:p text:style-name="P14"/>
      <text:p text:style-name="P14"/>
      <text:p text:style-name="P14"/>
      <text:p text:style-name="P14"/>
      <text:p text:style-name="P14"/>
      <text:p text:style-name="P14"/>
      <text:p text:style-name="P14"/>
      <text:p text:style-name="P14"/>
      <text:p text:style-name="P14"/>
      <text:p text:style-name="Standard"><text:tab/><text:span text:style-name="T42">-----------------------</text:span><text:span text:style-name="T43">Projection-----------------------------------</text:span></text:p>
      <text:p text:style-name="Standard"/>
      <text:p text:style-name="P23">Projection means slecting only necessary data rather than selecting whole of the data of a documents<text:span text:style-name="T50">(means specific columns)</text:span></text:p>
      <text:p text:style-name="P23"/>
      <text:p text:style-name="P24">we can pass<text:span text:style-name="T42"> zero 0 or one 1</text:span> for a boolean value <text:span text:style-name="T51">is 1 </text:span><text:s/>means we can show that coloumn and <text:span text:style-name="T51">0</text:span> means don't want to display the column(document ) name value,</text:p>
      <text:p text:style-name="P24"/>
      <text:p text:style-name="P25">Example we want to select the firstName only but id will also display bydefault if don't want to display id then make disable </text:p>
      <text:p text:style-name="P25"/>
      <text:p text:style-name="P25"><text:span text:style-name="T20">db.test.find</text:span><text:span text:style-name="T5">(</text:span></text:p>
      <text:p text:style-name="P96">{},</text:p>
      <text:p text:style-name="P96">{</text:p>
      <text:p text:style-name="P59"><text:span text:style-name="T32">"firstName"</text:span><text:span text:style-name="T5">:</text:span><text:span text:style-name="T37">1</text:span></text:p>
      <text:p text:style-name="P96">})</text:p>
      <text:p text:style-name="P25"/>
      <text:p text:style-name="P25">make id disable means don't want to display the id</text:p>
      <text:p text:style-name="P26"/>
      <text:p text:style-name="P25"><text:span text:style-name="T20">db.test.find</text:span><text:span text:style-name="T5">(</text:span></text:p>
      <text:p text:style-name="P96">{},</text:p>
      <text:p text:style-name="P96">{</text:p>
      <text:p text:style-name="P59"><text:span text:style-name="T32">"firstName"</text:span><text:span text:style-name="T5">:</text:span><text:span text:style-name="T20"> </text:span><text:span text:style-name="T37">1</text:span><text:span text:style-name="T5">,</text:span></text:p>
      <text:p text:style-name="P59"><text:span text:style-name="T32">"_id"</text:span><text:span text:style-name="T5">:</text:span><text:span text:style-name="T20"> </text:span><text:span text:style-name="T37">0</text:span></text:p>
      <text:p text:style-name="P96">})</text:p>
      <text:p text:style-name="P25"/>
      <text:p text:style-name="P24"/>
      <text:p text:style-name="P24"/>
      <text:p text:style-name="P24"/>
      <text:p text:style-name="P24"/>
      <text:p text:style-name="P51">Limit() to display the limited amout of data</text:p>
      <text:p text:style-name="P27"/>
      <text:p text:style-name="P27"><text:span text:style-name="T20">db.test.find</text:span><text:span text:style-name="T5">({},</text:span><text:span text:style-name="T20"> </text:span><text:span text:style-name="T5">{</text:span><text:span text:style-name="T32">"firstName"</text:span><text:span text:style-name="T5">:</text:span><text:span text:style-name="T37">1</text:span><text:span text:style-name="T5">,</text:span><text:span text:style-name="T20"> </text:span><text:span text:style-name="T32">"lastName"</text:span><text:span text:style-name="T5">:</text:span><text:span text:style-name="T37">1</text:span><text:span text:style-name="T5">,</text:span><text:span text:style-name="T32">"age"</text:span><text:span text:style-name="T5">:</text:span><text:span text:style-name="T37">1</text:span><text:span text:style-name="T5">})</text:span><text:span text:style-name="T20">.limit</text:span><text:span text:style-name="T5">(</text:span><text:span text:style-name="T37">3</text:span><text:span text:style-name="T5">);</text:span></text:p>
      <text:p text:style-name="P27"><text:span text:style-name="T20">db.test.find</text:span><text:span text:style-name="T5">()</text:span><text:span text:style-name="T20">.limit</text:span><text:span text:style-name="T5">(</text:span><text:span text:style-name="T37">3</text:span><text:span text:style-name="T5">); // to display all </text:span><text:span text:style-name="T12">documents (</text:span><text:span text:style-name="T5">column</text:span><text:span text:style-name="T12">)</text:span><text:span text:style-name="T5"> name</text:span></text:p>
      <text:p text:style-name="P27"/>
      <text:p text:style-name="P56">skip() command used for skip the row form starting</text:p>
      <text:p text:style-name="P28"/>
      <text:p text:style-name="P28"><text:span text:style-name="T20">db.test.find</text:span><text:span text:style-name="T5">()</text:span><text:span text:style-name="T20">.skip</text:span><text:span text:style-name="T5">(</text:span><text:span text:style-name="T37">5</text:span><text:span text:style-name="T5">);</text:span></text:p>
      <text:p text:style-name="P56">use both skip() and Limit(4) first skip() the record then display limit of record </text:p>
      <text:p text:style-name="P56"/>
      <text:p text:style-name="P28"><text:span text:style-name="T20">db.test.find</text:span><text:span text:style-name="T5">()</text:span><text:span text:style-name="T20">.skip</text:span><text:span text:style-name="T5">(</text:span><text:span text:style-name="T37">5</text:span><text:span text:style-name="T5">)</text:span><text:span text:style-name="T20">.limit</text:span><text:span text:style-name="T5">(</text:span><text:span text:style-name="T37">3</text:span><text:span text:style-name="T5">);</text:span></text:p>
      <text:p text:style-name="P28"/>
      <text:p text:style-name="P29"><text:span text:style-name="T5">Sort() command based on filed name passed value 1 or -</text:span><text:span text:style-name="T13">1</text:span><text:span text:style-name="T5"> for ASC and DESC order </text:span></text:p>
      <text:p text:style-name="P29"><text:span text:style-name="T5">1 for ASC and -</text:span><text:span text:style-name="T13">1</text:span><text:span text:style-name="T5"> for DESC</text:span></text:p>
      <text:p text:style-name="P29"/>
      <text:p text:style-name="P29"><text:span text:style-name="T20">db.test.find</text:span><text:span text:style-name="T5">({},{</text:span><text:span text:style-name="T32">"firstName"</text:span><text:span text:style-name="T5">:</text:span><text:span text:style-name="T37">1</text:span><text:span text:style-name="T5">,</text:span><text:span text:style-name="T32">"lastName"</text:span><text:span text:style-name="T5">:</text:span><text:span text:style-name="T37">1</text:span><text:span text:style-name="T5">})</text:span><text:span text:style-name="T20">.sort</text:span><text:span text:style-name="T5">({</text:span><text:span text:style-name="T32">"firstName"</text:span><text:span text:style-name="T5">:</text:span><text:span text:style-name="T37">1</text:span><text:span text:style-name="T5">}) <text:s/>//</text:span><text:span text:style-name="T13">ASC</text:span></text:p>
      <text:p text:style-name="P30"><text:span text:style-name="T29">db.test.find</text:span><text:span text:style-name="T13">({},{</text:span><text:span text:style-name="T35">"firstName"</text:span><text:span text:style-name="T13">:</text:span><text:span text:style-name="T39">1</text:span><text:span text:style-name="T13">,</text:span><text:span text:style-name="T35">"lastName"</text:span><text:span text:style-name="T13">:</text:span><text:span text:style-name="T39">1</text:span><text:span text:style-name="T13">})</text:span><text:span text:style-name="T29">.sort</text:span><text:span text:style-name="T13">({</text:span><text:span text:style-name="T35">"firstName"</text:span><text:span text:style-name="T13">:-</text:span><text:span text:style-name="T39">1</text:span><text:span text:style-name="T13">}) <text:s/>//SESC</text:span></text:p>
      <text:p text:style-name="P57"><text:soft-page-break/></text:p>
      <text:p text:style-name="P56"/>
      <text:p text:style-name="P31"><text:span text:style-name="T5">Create </text:span><text:span text:style-name="T14">and drop </text:span><text:span text:style-name="T5">the index on existing collection</text:span></text:p>
      <text:p text:style-name="P31"><text:span text:style-name="T20"><text:s/>db.posts.ensureIndex</text:span><text:span text:style-name="T5">({</text:span><text:span text:style-name="T32">"studnetId"</text:span><text:span text:style-name="T5">:</text:span><text:span text:style-name="T37">1</text:span><text:span text:style-name="T5">}) //pass column name </text:span></text:p>
      <text:p text:style-name="P31"><text:span text:style-name="T20"><text:s/>db.posts.dropIndex</text:span><text:span text:style-name="T5">({</text:span><text:span text:style-name="T32">"studnetId"</text:span><text:span text:style-name="T5">:</text:span><text:span text:style-name="T37">1</text:span><text:span text:style-name="T5">})</text:span></text:p>
      <text:p text:style-name="P31"/>
      <text:p text:style-name="P54">\</text:p>
      <text:p text:style-name="P54"/>
      <text:p text:style-name="P54"/>
      <text:p text:style-name="P54"/>
      <text:p text:style-name="P54"/>
      <text:p text:style-name="P54"/>
      <text:p text:style-name="P31"><text:span text:style-name="T5">-----------------------</text:span><text:span text:style-name="T15">Aggregation----------------------------------------</text:span></text:p>
      <text:p text:style-name="P31"/>
      <text:p text:style-name="P32"><text:span text:style-name="T15">w</text:span><text:span text:style-name="T5">e can group multiple document together and performs verity of operations on group data and return single result data</text:span></text:p>
      <text:p text:style-name="P32"/>
      <text:p text:style-name="P32"><text:span text:style-name="T5"><text:s/></text:span><text:span text:style-name="T16">count the number of M and F are there in employee table</text:span></text:p>
      <text:p text:style-name="P32"/>
      <text:p text:style-name="P32"><text:span text:style-name="T20">db.employee.aggregate</text:span><text:span text:style-name="T5">([</text:span></text:p>
      <text:p text:style-name="P96">{</text:p>
      <text:p text:style-name="P59"><text:span text:style-name="T20">$group </text:span><text:span text:style-name="T5">:</text:span><text:span text:style-name="T20"> </text:span><text:span text:style-name="T5">{</text:span><text:span text:style-name="T20"> _id </text:span><text:span text:style-name="T5">:</text:span><text:span text:style-name="T20"> </text:span><text:span text:style-name="T32">"$gender"</text:span><text:span text:style-name="T5">,</text:span><text:span text:style-name="T20"> MyResult </text:span><text:span text:style-name="T5">:</text:span><text:span text:style-name="T20"> </text:span><text:span text:style-name="T5">{</text:span><text:span text:style-name="T20"> $sum </text:span><text:span text:style-name="T5">:</text:span><text:span text:style-name="T20"> </text:span><text:span text:style-name="T37">1</text:span><text:span text:style-name="T5">}</text:span><text:span text:style-name="T20"> </text:span><text:span text:style-name="T5">}</text:span></text:p>
      <text:p text:style-name="P96">}</text:p>
      <text:p text:style-name="P81"/>
      <text:p text:style-name="P96">])</text:p>
      <text:p text:style-name="P96"/>
      <text:p text:style-name="P106">outPut</text:p>
      <text:p text:style-name="P106">Id <text:s text:c="3"/>MyResult</text:p>
      <text:p text:style-name="P106">M <text:s text:c="5"/>5</text:p>
      <text:p text:style-name="P106">F <text:s text:c="5"/>5</text:p>
      <text:p text:style-name="P86"/>
      <text:p text:style-name="P33">find Max Male Age and Max Female Age </text:p>
      <text:p text:style-name="P33"/>
      <text:p text:style-name="P33"><text:span text:style-name="T20">db.employee.aggregate</text:span><text:span text:style-name="T5">([</text:span></text:p>
      <text:p text:style-name="P96">{</text:p>
      <text:p text:style-name="P59"><text:span text:style-name="T20">$group </text:span><text:span text:style-name="T5">:</text:span><text:span text:style-name="T20"> </text:span><text:span text:style-name="T5">{</text:span><text:span text:style-name="T20"> _id </text:span><text:span text:style-name="T5">:</text:span><text:span text:style-name="T20"> </text:span><text:span text:style-name="T32">"$gender"</text:span><text:span text:style-name="T5">,</text:span><text:span text:style-name="T20"> MaxAge </text:span><text:span text:style-name="T5">:</text:span><text:span text:style-name="T20"> </text:span><text:span text:style-name="T5">{</text:span><text:span text:style-name="T20"> $max </text:span><text:span text:style-name="T5">:</text:span><text:span text:style-name="T20"> </text:span><text:span text:style-name="T32">"$age"</text:span><text:span text:style-name="T5">}</text:span><text:span text:style-name="T20"> </text:span><text:span text:style-name="T5">} <text:s text:c="2"/>// </text:span><text:span text:style-name="T17">for min <text:s/>{$min : “$age” }</text:span></text:p>
      <text:p text:style-name="P96">}</text:p>
      <text:p text:style-name="P96">])</text:p>
      <text:p text:style-name="P96"/>
      <text:p text:style-name="P106">outPut</text:p>
      <text:p text:style-name="P106">Id <text:s text:c="6"/>MaxAge</text:p>
      <text:p text:style-name="P106">M <text:s text:c="9"/>50</text:p>
      <text:p text:style-name="P106">F <text:s text:c="9"/>30</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23"/>
      <text:p text:style-name="P36"><text:soft-page-break/>------------------------MongoDB backup and Restore----------------------------------------</text:p>
      <text:p text:style-name="P23"/>
      <text:p text:style-name="P35">MongoDb create dump for backup and restore the dump if our database if it is deleted</text:p>
      <text:p text:style-name="P23"/>
      <text:p text:style-name="P34">go to your <text:s/>home path </text:p>
      <text:p text:style-name="P34">cd MyDes\\mongodb\\bin </text:p>
      <text:p text:style-name="P34">bin folder have some extenstion like <text:span text:style-name="T42">mongodump</text:span> <text:s/>and <text:span text:style-name="T42">mongorestore</text:span></text:p>
      <text:p text:style-name="P34">mongodump command create dump folder to store all database .</text:p>
      <text:p text:style-name="P34">mongorestore command used for restore all database from dump folder.</text:p>
      <text:p text:style-name="P34"/>
      <text:p text:style-name="P36">mongodb/bin&gt; <text:s/>mongodump <text:s text:c="5"/></text:p>
      <text:p text:style-name="P36">mongodb/bin&gt; <text:s/>mongorestore <text:s text:c="2"/></text:p>
      <text:p text:style-name="P41">create backup for specif<text:span text:style-name="T53">i</text:span>c database <text:s/></text:p>
      <text:p text:style-name="P37">mongodb/bin&gt; <text:s/>mongodump <text:s text:c="5"/>--<text:span text:style-name="T52">db myDb (database name)</text:span></text:p>
      <text:p text:style-name="P42">Restore perticular database </text:p>
      <text:p text:style-name="P38">mongodb/bin&gt; <text:s/>mongorestore <text:s text:c="2"/>--<text:span text:style-name="T54">db myDb </text:span><text:span text:style-name="T55"><text:s/>dump/myDb</text:span><text:span text:style-name="T54"> <text:s text:c="5"/>(path of your database folder <text:s/>)</text:span></text:p>
      <text:p text:style-name="P38"/>
      <text:p text:style-name="P43">Backup for Specifc Collectio<text:span text:style-name="T57">n</text:span></text:p>
      <text:p text:style-name="P39">mongodb/bin&gt; <text:s/>mongodump <text:s text:c="5"/>--<text:span text:style-name="T52">db myDb <text:s/>--collection <text:s/>employee <text:s text:c="2"/>(backup special collection)</text:span></text:p>
      <text:p text:style-name="P39"/>
      <text:p text:style-name="P44">Restore specific Collection</text:p>
      <text:p text:style-name="P44"/>
      <text:p text:style-name="P40">mongodb/bin&gt; <text:s/>mongorestore <text:s text:c="2"/>--<text:span text:style-name="T54">db myDb –collection collectionName </text:span><text:span text:style-name="T55"><text:s text:c="2"/><text:tab/><text:tab/><text:tab/><text:tab/>dump/myDb/</text:span><text:span text:style-name="T56">collection.bson</text:span><text:span text:style-name="T54"> <text:s text:c="6"/>(path of your database <text:s/>collection name <text:s text:c="2"/>)</text:span></text:p>
      <text:p text:style-name="P40"/>
      <text:p text:style-name="P44"/>
      <text:p text:style-name="P44"/>
      <text:p text:style-name="P43"/>
      <text:p text:style-name="P42"/>
      <text:p text:style-name="P37"/>
      <text:p text:style-name="P37"/>
      <text:p text:style-name="P37">------------------------------<text:span text:style-name="T60">Create user and role ------------------------------------</text:span></text:p>
      <text:p text:style-name="P37"/>
      <text:p text:style-name="P37"/>
      <text:p text:style-name="P116"><text:span text:style-name="T20">db.createUser</text:span><text:span text:style-name="T5">(</text:span></text:p>
      <text:p text:style-name="P59"><text:span text:style-name="T20"><text:s text:c="2"/></text:span><text:span text:style-name="T5">{</text:span></text:p>
      <text:p text:style-name="P59"><text:span text:style-name="T20"><text:s text:c="4"/>user</text:span><text:span text:style-name="T5">:</text:span><text:span text:style-name="T20"> </text:span><text:span text:style-name="T32">"</text:span><text:bookmark-start text:name="__DdeLink__2322_1254849360"/><text:span text:style-name="T32">saasAdmin</text:span><text:bookmark-end text:name="__DdeLink__2322_1254849360"/><text:span text:style-name="T32">"</text:span><text:span text:style-name="T5">,</text:span></text:p>
      <text:p text:style-name="P59"><text:span text:style-name="T20"><text:s text:c="4"/>pwd</text:span><text:span text:style-name="T5">:</text:span><text:span text:style-name="T20"> </text:span><text:span text:style-name="T32">"abc123"</text:span><text:span text:style-name="T5">,</text:span></text:p>
      <text:p text:style-name="P59"><text:span text:style-name="T20"><text:s text:c="4"/>roles</text:span><text:span text:style-name="T5">:</text:span><text:span text:style-name="T20"> </text:span><text:span text:style-name="T5">[</text:span><text:span text:style-name="T20"> </text:span><text:span text:style-name="T5">{</text:span><text:span text:style-name="T20"> role</text:span><text:span text:style-name="T5">:</text:span><text:span text:style-name="T20"> </text:span><text:span text:style-name="T32">"dbAdmin"</text:span><text:span text:style-name="T5">,</text:span><text:span text:style-name="T20"> db</text:span><text:span text:style-name="T5">:</text:span><text:span text:style-name="T20"> </text:span><text:span text:style-name="T32">"saas"</text:span><text:span text:style-name="T20"> </text:span><text:span text:style-name="T5">}</text:span><text:span text:style-name="T20"> </text:span><text:span text:style-name="T5">]</text:span></text:p>
      <text:p text:style-name="P59"><text:span text:style-name="T20"><text:s text:c="2"/></text:span><text:span text:style-name="T5">}</text:span></text:p>
      <text:p text:style-name="P59"><text:span text:style-name="T5">)</text:span></text:p>
      <text:p text:style-name="P116"><text:span text:style-name="T32"/></text:p>
      <text:p text:style-name="P34"/>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Monaco, 'Lucida Console', 'Liberation Mono', 'DejaVu Sans Mono', 'Bitstream Vera Sans Mono', 'Courier New', monospace, sans-serif"/>
    <style:font-face style:name="inherit" svg:font-family="inherit"/>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1:03:27.429481585</meta:creation-date>
    <meta:generator>LibreOffice/4.2.8.2$Linux_X86_64 LibreOffice_project/420m0$Build-2</meta:generator>
    <dc:date>2018-09-11T15:24:12.345454085</dc:date>
    <meta:editing-duration>PT10H36M12S</meta:editing-duration>
    <meta:editing-cycles>90</meta:editing-cycles>
    <meta:document-statistic meta:table-count="0" meta:image-count="0" meta:object-count="0" meta:page-count="8" meta:paragraph-count="271" meta:word-count="1203" meta:character-count="8776" meta:non-whitespace-character-count="7462"/>
  </office:meta>
</office:document-meta>
</file>